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.G1:.K1])/[.F1]" office:value-type="float" office:value="36.5566666666667" calcext:value-type="float">
            <text:p>36.5566666667</text:p>
          </table:table-cell>
          <table:table-cell table:number-columns-repeated="2"/>
          <table:table-cell table:formula="of:=COUNT([.G1:.K1])" office:value-type="float" office:value="3" calcext:value-type="float">
            <text:p>3</text:p>
          </table:table-cell>
          <table:table-cell office:value-type="float" office:value="35.876" calcext:value-type="float">
            <text:p>35.876</text:p>
          </table:table-cell>
          <table:table-cell office:value-type="float" office:value="36.373" calcext:value-type="float">
            <text:p>36.373</text:p>
          </table:table-cell>
          <table:table-cell office:value-type="float" office:value="37.421" calcext:value-type="float">
            <text:p>37.421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.G2:.K2])/[.F2]" office:value-type="float" office:value="36.609" calcext:value-type="float">
            <text:p>36.609</text:p>
          </table:table-cell>
          <table:table-cell table:number-columns-repeated="2"/>
          <table:table-cell table:formula="of:=COUNT([.G2:.K2])" office:value-type="float" office:value="3" calcext:value-type="float">
            <text:p>3</text:p>
          </table:table-cell>
          <table:table-cell office:value-type="float" office:value="35.993" calcext:value-type="float">
            <text:p>35.993</text:p>
          </table:table-cell>
          <table:table-cell office:value-type="float" office:value="36.387" calcext:value-type="float">
            <text:p>36.387</text:p>
          </table:table-cell>
          <table:table-cell office:value-type="float" office:value="37.447" calcext:value-type="float">
            <text:p>37.447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.G3:.K3])/[.F3]" office:value-type="float" office:value="36.6223333333333" calcext:value-type="float">
            <text:p>36.6223333333</text:p>
          </table:table-cell>
          <table:table-cell table:number-columns-repeated="2"/>
          <table:table-cell table:formula="of:=COUNT([.G3:.K3])" office:value-type="float" office:value="3" calcext:value-type="float">
            <text:p>3</text:p>
          </table:table-cell>
          <table:table-cell office:value-type="float" office:value="35.98" calcext:value-type="float">
            <text:p>35.98</text:p>
          </table:table-cell>
          <table:table-cell office:value-type="float" office:value="36.413" calcext:value-type="float">
            <text:p>36.413</text:p>
          </table:table-cell>
          <table:table-cell office:value-type="float" office:value="37.474" calcext:value-type="float">
            <text:p>37.474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.G4:.K4])/[.F4]" office:value-type="float" office:value="36.6496666666667" calcext:value-type="float">
            <text:p>36.6496666667</text:p>
          </table:table-cell>
          <table:table-cell table:number-columns-repeated="2"/>
          <table:table-cell table:formula="of:=COUNT([.G4:.K4])" office:value-type="float" office:value="3" calcext:value-type="float">
            <text:p>3</text:p>
          </table:table-cell>
          <table:table-cell office:value-type="float" office:value="35.85" calcext:value-type="float">
            <text:p>35.85</text:p>
          </table:table-cell>
          <table:table-cell office:value-type="float" office:value="36.507" calcext:value-type="float">
            <text:p>36.507</text:p>
          </table:table-cell>
          <table:table-cell office:value-type="float" office:value="37.592" calcext:value-type="float">
            <text:p>37.592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.G5:.K5])/[.F5]" office:value-type="float" office:value="36.789" calcext:value-type="float">
            <text:p>36.789</text:p>
          </table:table-cell>
          <table:table-cell table:number-columns-repeated="2"/>
          <table:table-cell table:formula="of:=COUNT([.G5:.K5])" office:value-type="float" office:value="3" calcext:value-type="float">
            <text:p>3</text:p>
          </table:table-cell>
          <table:table-cell office:value-type="float" office:value="36.176" calcext:value-type="float">
            <text:p>36.176</text:p>
          </table:table-cell>
          <table:table-cell office:value-type="float" office:value="36.573" calcext:value-type="float">
            <text:p>36.573</text:p>
          </table:table-cell>
          <table:table-cell office:value-type="float" office:value="37.618" calcext:value-type="float">
            <text:p>37.618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.G6:.K6])/[.F6]" office:value-type="float" office:value="36.8833333333333" calcext:value-type="float">
            <text:p>36.8833333333</text:p>
          </table:table-cell>
          <table:table-cell table:number-columns-repeated="2"/>
          <table:table-cell table:formula="of:=COUNT([.G6:.K6])" office:value-type="float" office:value="3" calcext:value-type="float">
            <text:p>3</text:p>
          </table:table-cell>
          <table:table-cell office:value-type="float" office:value="35.98" calcext:value-type="float">
            <text:p>35.98</text:p>
          </table:table-cell>
          <table:table-cell office:value-type="float" office:value="36.907" calcext:value-type="float">
            <text:p>36.907</text:p>
          </table:table-cell>
          <table:table-cell office:value-type="float" office:value="37.763" calcext:value-type="float">
            <text:p>37.763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.G7:.K7])/[.F7]" office:value-type="float" office:value="36.9836666666667" calcext:value-type="float">
            <text:p>36.9836666667</text:p>
          </table:table-cell>
          <table:table-cell table:number-columns-repeated="2"/>
          <table:table-cell table:formula="of:=COUNT([.G7:.K7])" office:value-type="float" office:value="3" calcext:value-type="float">
            <text:p>3</text:p>
          </table:table-cell>
          <table:table-cell office:value-type="float" office:value="36.255" calcext:value-type="float">
            <text:p>36.255</text:p>
          </table:table-cell>
          <table:table-cell office:value-type="float" office:value="36.88" calcext:value-type="float">
            <text:p>36.88</text:p>
          </table:table-cell>
          <table:table-cell office:value-type="float" office:value="37.816" calcext:value-type="float">
            <text:p>37.816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.G8:.K8])/[.F8]" office:value-type="float" office:value="37.3016666666667" calcext:value-type="float">
            <text:p>37.3016666667</text:p>
          </table:table-cell>
          <table:table-cell table:number-columns-repeated="2"/>
          <table:table-cell table:formula="of:=COUNT([.G8:.K8])" office:value-type="float" office:value="3" calcext:value-type="float">
            <text:p>3</text:p>
          </table:table-cell>
          <table:table-cell office:value-type="float" office:value="36.464" calcext:value-type="float">
            <text:p>36.464</text:p>
          </table:table-cell>
          <table:table-cell office:value-type="float" office:value="37.467" calcext:value-type="float">
            <text:p>37.467</text:p>
          </table:table-cell>
          <table:table-cell office:value-type="float" office:value="37.974" calcext:value-type="float">
            <text:p>37.974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.G9:.K9])/[.F9]" office:value-type="float" office:value="37.5753333333333" calcext:value-type="float">
            <text:p>37.5753333333</text:p>
          </table:table-cell>
          <table:table-cell table:number-columns-repeated="2"/>
          <table:table-cell table:formula="of:=COUNT([.G9:.K9])" office:value-type="float" office:value="3" calcext:value-type="float">
            <text:p>3</text:p>
          </table:table-cell>
          <table:table-cell office:value-type="float" office:value="36.621" calcext:value-type="float">
            <text:p>36.621</text:p>
          </table:table-cell>
          <table:table-cell office:value-type="float" office:value="37.947" calcext:value-type="float">
            <text:p>37.947</text:p>
          </table:table-cell>
          <table:table-cell office:value-type="float" office:value="38.158" calcext:value-type="float">
            <text:p>38.158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.G10:.K10])/[.F10]" office:value-type="float" office:value="37.7" calcext:value-type="float">
            <text:p>37.7</text:p>
          </table:table-cell>
          <table:table-cell table:number-columns-repeated="2"/>
          <table:table-cell table:formula="of:=COUNT([.G10:.K10])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7.613" calcext:value-type="float">
            <text:p>37.613</text:p>
          </table:table-cell>
          <table:table-cell office:value-type="float" office:value="38.487" calcext:value-type="float">
            <text:p>38.487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.G11:.K11])/[.F11]" office:value-type="float" office:value="35.2186666666667" calcext:value-type="float">
            <text:p>35.2186666667</text:p>
          </table:table-cell>
          <table:table-cell table:number-columns-repeated="2"/>
          <table:table-cell table:formula="of:=COUNT([.G11:.K11])" office:value-type="float" office:value="3" calcext:value-type="float">
            <text:p>3</text:p>
          </table:table-cell>
          <table:table-cell office:value-type="float" office:value="34.539" calcext:value-type="float">
            <text:p>34.539</text:p>
          </table:table-cell>
          <table:table-cell office:value-type="float" office:value="34.968" calcext:value-type="float">
            <text:p>34.968</text:p>
          </table:table-cell>
          <table:table-cell office:value-type="float" office:value="36.149" calcext:value-type="float">
            <text:p>36.149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.G12:.K12])/[.F12]" office:value-type="float" office:value="35.2646666666667" calcext:value-type="float">
            <text:p>35.2646666667</text:p>
          </table:table-cell>
          <table:table-cell table:number-columns-repeated="2"/>
          <table:table-cell table:formula="of:=COUNT([.G12:.K12])" office:value-type="float" office:value="3" calcext:value-type="float">
            <text:p>3</text:p>
          </table:table-cell>
          <table:table-cell office:value-type="float" office:value="34.581" calcext:value-type="float">
            <text:p>34.581</text:p>
          </table:table-cell>
          <table:table-cell office:value-type="float" office:value="35.011" calcext:value-type="float">
            <text:p>35.011</text:p>
          </table:table-cell>
          <table:table-cell office:value-type="float" office:value="36.202" calcext:value-type="float">
            <text:p>36.202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.G13:.K13])/[.F13]" office:value-type="float" office:value="35.286" calcext:value-type="float">
            <text:p>35.286</text:p>
          </table:table-cell>
          <table:table-cell table:number-columns-repeated="2"/>
          <table:table-cell table:formula="of:=COUNT([.G13:.K13])" office:value-type="float" office:value="3" calcext:value-type="float">
            <text:p>3</text:p>
          </table:table-cell>
          <table:table-cell office:value-type="float" office:value="34.602" calcext:value-type="float">
            <text:p>34.602</text:p>
          </table:table-cell>
          <table:table-cell office:value-type="float" office:value="35.043" calcext:value-type="float">
            <text:p>35.043</text:p>
          </table:table-cell>
          <table:table-cell office:value-type="float" office:value="36.213" calcext:value-type="float">
            <text:p>36.213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.G14:.K14])/[.F14]" office:value-type="float" office:value="35.3006666666667" calcext:value-type="float">
            <text:p>35.3006666667</text:p>
          </table:table-cell>
          <table:table-cell table:number-columns-repeated="2"/>
          <table:table-cell table:formula="of:=COUNT([.G14:.K14])" office:value-type="float" office:value="3" calcext:value-type="float">
            <text:p>3</text:p>
          </table:table-cell>
          <table:table-cell office:value-type="float" office:value="34.476" calcext:value-type="float">
            <text:p>34.476</text:p>
          </table:table-cell>
          <table:table-cell office:value-type="float" office:value="35.064" calcext:value-type="float">
            <text:p>35.064</text:p>
          </table:table-cell>
          <table:table-cell office:value-type="float" office:value="36.362" calcext:value-type="float">
            <text:p>36.362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.G15:.K15])/[.F15]" office:value-type="float" office:value="35.4516666666667" calcext:value-type="float">
            <text:p>35.4516666667</text:p>
          </table:table-cell>
          <table:table-cell table:number-columns-repeated="2"/>
          <table:table-cell table:formula="of:=COUNT([.G15:.K15])" office:value-type="float" office:value="3" calcext:value-type="float">
            <text:p>3</text:p>
          </table:table-cell>
          <table:table-cell office:value-type="float" office:value="34.749" calcext:value-type="float">
            <text:p>34.749</text:p>
          </table:table-cell>
          <table:table-cell office:value-type="float" office:value="35.202" calcext:value-type="float">
            <text:p>35.202</text:p>
          </table:table-cell>
          <table:table-cell office:value-type="float" office:value="36.404" calcext:value-type="float">
            <text:p>36.404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.G16:.K16])/[.F16]" office:value-type="float" office:value="35.4556666666667" calcext:value-type="float">
            <text:p>35.4556666667</text:p>
          </table:table-cell>
          <table:table-cell table:number-columns-repeated="2"/>
          <table:table-cell table:formula="of:=COUNT([.G16:.K16])" office:value-type="float" office:value="3" calcext:value-type="float">
            <text:p>3</text:p>
          </table:table-cell>
          <table:table-cell office:value-type="float" office:value="34.665" calcext:value-type="float">
            <text:p>34.665</text:p>
          </table:table-cell>
          <table:table-cell office:value-type="float" office:value="35.287" calcext:value-type="float">
            <text:p>35.287</text:p>
          </table:table-cell>
          <table:table-cell office:value-type="float" office:value="36.415" calcext:value-type="float">
            <text:p>36.415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.G17:.K17])/[.F17]" office:value-type="float" office:value="35.6106666666667" calcext:value-type="float">
            <text:p>35.6106666667</text:p>
          </table:table-cell>
          <table:table-cell table:number-columns-repeated="2"/>
          <table:table-cell table:formula="of:=COUNT([.G17:.K17])" office:value-type="float" office:value="3" calcext:value-type="float">
            <text:p>3</text:p>
          </table:table-cell>
          <table:table-cell office:value-type="float" office:value="34.874" calcext:value-type="float">
            <text:p>34.874</text:p>
          </table:table-cell>
          <table:table-cell office:value-type="float" office:value="35.394" calcext:value-type="float">
            <text:p>35.394</text:p>
          </table:table-cell>
          <table:table-cell office:value-type="float" office:value="36.564" calcext:value-type="float">
            <text:p>36.564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.G18:.K18])/[.F18]" office:value-type="float" office:value="35.9816666666667" calcext:value-type="float">
            <text:p>35.9816666667</text:p>
          </table:table-cell>
          <table:table-cell table:number-columns-repeated="2"/>
          <table:table-cell table:formula="of:=COUNT([.G18:.K18])" office:value-type="float" office:value="3" calcext:value-type="float">
            <text:p>3</text:p>
          </table:table-cell>
          <table:table-cell office:value-type="float" office:value="35.136" calcext:value-type="float">
            <text:p>35.136</text:p>
          </table:table-cell>
          <table:table-cell office:value-type="float" office:value="35.979" calcext:value-type="float">
            <text:p>35.979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.G19:.K19])/[.F19]" office:value-type="float" office:value="36.1936666666667" calcext:value-type="float">
            <text:p>36.1936666667</text:p>
          </table:table-cell>
          <table:table-cell table:number-columns-repeated="2"/>
          <table:table-cell table:formula="of:=COUNT([.G19:.K19])" office:value-type="float" office:value="3" calcext:value-type="float">
            <text:p>3</text:p>
          </table:table-cell>
          <table:table-cell office:value-type="float" office:value="35.304" calcext:value-type="float">
            <text:p>35.304</text:p>
          </table:table-cell>
          <table:table-cell office:value-type="float" office:value="36.234" calcext:value-type="float">
            <text:p>36.234</text:p>
          </table:table-cell>
          <table:table-cell office:value-type="float" office:value="37.043" calcext:value-type="float">
            <text:p>37.043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.G20:.K20])/[.F20]" office:value-type="float" office:value="36.3863333333333" calcext:value-type="float">
            <text:p>36.3863333333</text:p>
          </table:table-cell>
          <table:table-cell table:number-columns-repeated="2"/>
          <table:table-cell table:formula="of:=COUNT([.G20:.K20])" office:value-type="float" office:value="3" calcext:value-type="float">
            <text:p>3</text:p>
          </table:table-cell>
          <table:table-cell office:value-type="float" office:value="35.733" calcext:value-type="float">
            <text:p>35.733</text:p>
          </table:table-cell>
          <table:table-cell office:value-type="float" office:value="36.181" calcext:value-type="float">
            <text:p>36.181</text:p>
          </table:table-cell>
          <table:table-cell office:value-type="float" office:value="37.245" calcext:value-type="float">
            <text:p>37.245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.G21:.K21])/[.F21]" office:value-type="float" office:value="34.3576666666667" calcext:value-type="float">
            <text:p>34.3576666667</text:p>
          </table:table-cell>
          <table:table-cell table:number-columns-repeated="2"/>
          <table:table-cell table:formula="of:=COUNT([.G21:.K21])" office:value-type="float" office:value="3" calcext:value-type="float">
            <text:p>3</text:p>
          </table:table-cell>
          <table:table-cell office:value-type="float" office:value="33.769" calcext:value-type="float">
            <text:p>33.769</text:p>
          </table:table-cell>
          <table:table-cell office:value-type="float" office:value="34.217" calcext:value-type="float">
            <text:p>34.217</text:p>
          </table:table-cell>
          <table:table-cell office:value-type="float" office:value="35.087" calcext:value-type="float">
            <text:p>35.087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.G22:.K22])/[.F22]" office:value-type="float" office:value="34.4043333333333" calcext:value-type="float">
            <text:p>34.4043333333</text:p>
          </table:table-cell>
          <table:table-cell table:number-columns-repeated="2"/>
          <table:table-cell table:formula="of:=COUNT([.G22:.K22])" office:value-type="float" office:value="3" calcext:value-type="float">
            <text:p>3</text:p>
          </table:table-cell>
          <table:table-cell office:value-type="float" office:value="33.803" calcext:value-type="float">
            <text:p>33.803</text:p>
          </table:table-cell>
          <table:table-cell office:value-type="float" office:value="34.27" calcext:value-type="float">
            <text:p>34.27</text:p>
          </table:table-cell>
          <table:table-cell office:value-type="float" office:value="35.14" calcext:value-type="float">
            <text:p>35.14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.G23:.K23])/[.F23]" office:value-type="float" office:value="34.439" calcext:value-type="float">
            <text:p>34.439</text:p>
          </table:table-cell>
          <table:table-cell table:number-columns-repeated="2"/>
          <table:table-cell table:formula="of:=COUNT([.G23:.K23])" office:value-type="float" office:value="3" calcext:value-type="float">
            <text:p>3</text:p>
          </table:table-cell>
          <table:table-cell office:value-type="float" office:value="33.873" calcext:value-type="float">
            <text:p>33.873</text:p>
          </table:table-cell>
          <table:table-cell office:value-type="float" office:value="34.313" calcext:value-type="float">
            <text:p>34.313</text:p>
          </table:table-cell>
          <table:table-cell office:value-type="float" office:value="35.131" calcext:value-type="float">
            <text:p>35.131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.G24:.K24])/[.F24]" office:value-type="float" office:value="34.5176666666667" calcext:value-type="float">
            <text:p>34.5176666667</text:p>
          </table:table-cell>
          <table:table-cell table:number-columns-repeated="2"/>
          <table:table-cell table:formula="of:=COUNT([.G24:.K24])" office:value-type="float" office:value="3" calcext:value-type="float">
            <text:p>3</text:p>
          </table:table-cell>
          <table:table-cell office:value-type="float" office:value="33.795" calcext:value-type="float">
            <text:p>33.795</text:p>
          </table:table-cell>
          <table:table-cell office:value-type="float" office:value="34.496" calcext:value-type="float">
            <text:p>34.496</text:p>
          </table:table-cell>
          <table:table-cell office:value-type="float" office:value="35.262" calcext:value-type="float">
            <text:p>35.262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.G25:.K25])/[.F25]" office:value-type="float" office:value="34.6193333333333" calcext:value-type="float">
            <text:p>34.6193333333</text:p>
          </table:table-cell>
          <table:table-cell table:number-columns-repeated="2"/>
          <table:table-cell table:formula="of:=COUNT([.G25:.K25])" office:value-type="float" office:value="3" calcext:value-type="float">
            <text:p>3</text:p>
          </table:table-cell>
          <table:table-cell office:value-type="float" office:value="34.004" calcext:value-type="float">
            <text:p>34.004</text:p>
          </table:table-cell>
          <table:table-cell office:value-type="float" office:value="34.487" calcext:value-type="float">
            <text:p>34.487</text:p>
          </table:table-cell>
          <table:table-cell office:value-type="float" office:value="35.367" calcext:value-type="float">
            <text:p>35.367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.G26:.K26])/[.F26]" office:value-type="float" office:value="34.6103333333333" calcext:value-type="float">
            <text:p>34.6103333333</text:p>
          </table:table-cell>
          <table:table-cell table:number-columns-repeated="2"/>
          <table:table-cell table:formula="of:=COUNT([.G26:.K26])" office:value-type="float" office:value="3" calcext:value-type="float">
            <text:p>3</text:p>
          </table:table-cell>
          <table:table-cell office:value-type="float" office:value="33.838" calcext:value-type="float">
            <text:p>33.838</text:p>
          </table:table-cell>
          <table:table-cell office:value-type="float" office:value="34.635" calcext:value-type="float">
            <text:p>34.635</text:p>
          </table:table-cell>
          <table:table-cell office:value-type="float" office:value="35.358" calcext:value-type="float">
            <text:p>35.358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.G27:.K27])/[.F27]" office:value-type="float" office:value="34.7353333333333" calcext:value-type="float">
            <text:p>34.7353333333</text:p>
          </table:table-cell>
          <table:table-cell table:number-columns-repeated="2"/>
          <table:table-cell table:formula="of:=COUNT([.G27:.K27])" office:value-type="float" office:value="3" calcext:value-type="float">
            <text:p>3</text:p>
          </table:table-cell>
          <table:table-cell office:value-type="float" office:value="34.048" calcext:value-type="float">
            <text:p>34.048</text:p>
          </table:table-cell>
          <table:table-cell office:value-type="float" office:value="34.739" calcext:value-type="float">
            <text:p>34.739</text:p>
          </table:table-cell>
          <table:table-cell office:value-type="float" office:value="35.419" calcext:value-type="float">
            <text:p>35.419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.G28:.K28])/[.F28]" office:value-type="float" office:value="35.0286666666667" calcext:value-type="float">
            <text:p>35.0286666667</text:p>
          </table:table-cell>
          <table:table-cell table:number-columns-repeated="2"/>
          <table:table-cell table:formula="of:=COUNT([.G28:.K28])" office:value-type="float" office:value="3" calcext:value-type="float">
            <text:p>3</text:p>
          </table:table-cell>
          <table:table-cell office:value-type="float" office:value="34.336" calcext:value-type="float">
            <text:p>34.336</text:p>
          </table:table-cell>
          <table:table-cell office:value-type="float" office:value="35.2" calcext:value-type="float">
            <text:p>35.2</text:p>
          </table:table-cell>
          <table:table-cell office:value-type="float" office:value="35.55" calcext:value-type="float">
            <text:p>35.55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.G29:.K29])/[.F29]" office:value-type="float" office:value="35.3283333333333" calcext:value-type="float">
            <text:p>35.3283333333</text:p>
          </table:table-cell>
          <table:table-cell table:number-columns-repeated="2"/>
          <table:table-cell table:formula="of:=COUNT([.G29:.K29])" office:value-type="float" office:value="3" calcext:value-type="float">
            <text:p>3</text:p>
          </table:table-cell>
          <table:table-cell office:value-type="float" office:value="34.572" calcext:value-type="float">
            <text:p>34.572</text:p>
          </table:table-cell>
          <table:table-cell office:value-type="float" office:value="35.487" calcext:value-type="float">
            <text:p>35.487</text:p>
          </table:table-cell>
          <table:table-cell office:value-type="float" office:value="35.926" calcext:value-type="float">
            <text:p>35.926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.G30:.K30])/[.F30]" office:value-type="float" office:value="35.5963333333333" calcext:value-type="float">
            <text:p>35.5963333333</text:p>
          </table:table-cell>
          <table:table-cell table:number-columns-repeated="2"/>
          <table:table-cell table:formula="of:=COUNT([.G30:.K30])" office:value-type="float" office:value="3" calcext:value-type="float">
            <text:p>3</text:p>
          </table:table-cell>
          <table:table-cell office:value-type="float" office:value="34.913" calcext:value-type="float">
            <text:p>34.913</text:p>
          </table:table-cell>
          <table:table-cell office:value-type="float" office:value="35.391" calcext:value-type="float">
            <text:p>35.391</text:p>
          </table:table-cell>
          <table:table-cell office:value-type="float" office:value="36.485" calcext:value-type="float">
            <text:p>36.48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.G31:.K31])/[.F31]" office:value-type="float" office:value="38.164" calcext:value-type="float">
            <text:p>38.164</text:p>
          </table:table-cell>
          <table:table-cell table:number-columns-repeated="2"/>
          <table:table-cell table:formula="of:=COUNT([.G31:.K31])" office:value-type="float" office:value="3" calcext:value-type="float">
            <text:p>3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74" calcext:value-type="float">
            <text:p>35.74</text:p>
          </table:table-cell>
          <table:table-cell office:value-type="float" office:value="43.717" calcext:value-type="float">
            <text:p>43.717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.G32:.K32])/[.F32]" office:value-type="float" office:value="38.1963333333333" calcext:value-type="float">
            <text:p>38.1963333333</text:p>
          </table:table-cell>
          <table:table-cell table:number-columns-repeated="2"/>
          <table:table-cell table:formula="of:=COUNT([.G32:.K32])" office:value-type="float" office:value="3" calcext:value-type="float">
            <text:p>3</text:p>
          </table:table-cell>
          <table:table-cell office:value-type="float" office:value="35.062" calcext:value-type="float">
            <text:p>35.062</text:p>
          </table:table-cell>
          <table:table-cell office:value-type="float" office:value="35.789" calcext:value-type="float">
            <text:p>35.789</text:p>
          </table:table-cell>
          <table:table-cell office:value-type="float" office:value="43.738" calcext:value-type="float">
            <text:p>43.738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.G33:.K33])/[.F33]" office:value-type="float" office:value="38.24" calcext:value-type="float">
            <text:p>38.24</text:p>
          </table:table-cell>
          <table:table-cell table:number-columns-repeated="2"/>
          <table:table-cell table:formula="of:=COUNT([.G33:.K33])" office:value-type="float" office:value="3" calcext:value-type="float">
            <text:p>3</text:p>
          </table:table-cell>
          <table:table-cell office:value-type="float" office:value="35.104" calcext:value-type="float">
            <text:p>35.104</text:p>
          </table:table-cell>
          <table:table-cell office:value-type="float" office:value="35.83" calcext:value-type="float">
            <text:p>35.83</text:p>
          </table:table-cell>
          <table:table-cell office:value-type="float" office:value="43.786" calcext:value-type="float">
            <text:p>43.786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.G34:.K34])/[.F34]" office:value-type="float" office:value="38.431" calcext:value-type="float">
            <text:p>38.431</text:p>
          </table:table-cell>
          <table:table-cell table:number-columns-repeated="2"/>
          <table:table-cell table:formula="of:=COUNT([.G34:.K34])" office:value-type="float" office:value="3" calcext:value-type="float">
            <text:p>3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913" calcext:value-type="float">
            <text:p>35.913</text:p>
          </table:table-cell>
          <table:table-cell office:value-type="float" office:value="44.345" calcext:value-type="float">
            <text:p>44.34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.G35:.K35])/[.F35]" office:value-type="float" office:value="38.381" calcext:value-type="float">
            <text:p>38.381</text:p>
          </table:table-cell>
          <table:table-cell table:number-columns-repeated="2"/>
          <table:table-cell table:formula="of:=COUNT([.G35:.K35])" office:value-type="float" office:value="3" calcext:value-type="float">
            <text:p>3</text:p>
          </table:table-cell>
          <table:table-cell office:value-type="float" office:value="35.291" calcext:value-type="float">
            <text:p>35.291</text:p>
          </table:table-cell>
          <table:table-cell office:value-type="float" office:value="35.976" calcext:value-type="float">
            <text:p>35.976</text:p>
          </table:table-cell>
          <table:table-cell office:value-type="float" office:value="43.876" calcext:value-type="float">
            <text:p>43.876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.G36:.K36])/[.F36]" office:value-type="float" office:value="38.459" calcext:value-type="float">
            <text:p>38.459</text:p>
          </table:table-cell>
          <table:table-cell table:number-columns-repeated="2"/>
          <table:table-cell table:formula="of:=COUNT([.G36:.K36])" office:value-type="float" office:value="3" calcext:value-type="float">
            <text:p>3</text:p>
          </table:table-cell>
          <table:table-cell office:value-type="float" office:value="35.215" calcext:value-type="float">
            <text:p>35.215</text:p>
          </table:table-cell>
          <table:table-cell office:value-type="float" office:value="36.114" calcext:value-type="float">
            <text:p>36.114</text:p>
          </table:table-cell>
          <table:table-cell office:value-type="float" office:value="44.048" calcext:value-type="float">
            <text:p>44.048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.G37:.K37])/[.F37]" office:value-type="float" office:value="38.5283333333333" calcext:value-type="float">
            <text:p>38.5283333333</text:p>
          </table:table-cell>
          <table:table-cell table:number-columns-repeated="2"/>
          <table:table-cell table:formula="of:=COUNT([.G37:.K37])" office:value-type="float" office:value="3" calcext:value-type="float">
            <text:p>3</text:p>
          </table:table-cell>
          <table:table-cell office:value-type="float" office:value="35.388" calcext:value-type="float">
            <text:p>35.388</text:p>
          </table:table-cell>
          <table:table-cell office:value-type="float" office:value="36.176" calcext:value-type="float">
            <text:p>36.176</text:p>
          </table:table-cell>
          <table:table-cell office:value-type="float" office:value="44.021" calcext:value-type="float">
            <text:p>44.021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.G38:.K38])/[.F38]" office:value-type="float" office:value="38.759" calcext:value-type="float">
            <text:p>38.759</text:p>
          </table:table-cell>
          <table:table-cell table:number-columns-repeated="2"/>
          <table:table-cell table:formula="of:=COUNT([.G38:.K38])" office:value-type="float" office:value="3" calcext:value-type="float">
            <text:p>3</text:p>
          </table:table-cell>
          <table:table-cell office:value-type="float" office:value="35.63" calcext:value-type="float">
            <text:p>35.63</text:p>
          </table:table-cell>
          <table:table-cell office:value-type="float" office:value="36.619" calcext:value-type="float">
            <text:p>36.619</text:p>
          </table:table-cell>
          <table:table-cell office:value-type="float" office:value="44.028" calcext:value-type="float">
            <text:p>44.028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.G39:.K39])/[.F39]" office:value-type="float" office:value="39.0836666666667" calcext:value-type="float">
            <text:p>39.0836666667</text:p>
          </table:table-cell>
          <table:table-cell table:number-columns-repeated="2"/>
          <table:table-cell table:formula="of:=COUNT([.G39:.K39])" office:value-type="float" office:value="3" calcext:value-type="float">
            <text:p>3</text:p>
          </table:table-cell>
          <table:table-cell office:value-type="float" office:value="35.803" calcext:value-type="float">
            <text:p>35.803</text:p>
          </table:table-cell>
          <table:table-cell office:value-type="float" office:value="36.917" calcext:value-type="float">
            <text:p>36.917</text:p>
          </table:table-cell>
          <table:table-cell office:value-type="float" office:value="44.531" calcext:value-type="float">
            <text:p>44.531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.G40:.K40])/[.F40]" office:value-type="float" office:value="39.4496666666667" calcext:value-type="float">
            <text:p>39.4496666667</text:p>
          </table:table-cell>
          <table:table-cell table:number-columns-repeated="2"/>
          <table:table-cell table:formula="of:=COUNT([.G40:.K40])" office:value-type="float" office:value="3" calcext:value-type="float">
            <text:p>3</text:p>
          </table:table-cell>
          <table:table-cell office:value-type="float" office:value="36.038" calcext:value-type="float">
            <text:p>36.038</text:p>
          </table:table-cell>
          <table:table-cell office:value-type="float" office:value="36.952" calcext:value-type="float">
            <text:p>36.952</text:p>
          </table:table-cell>
          <table:table-cell office:value-type="float" office:value="45.359" calcext:value-type="float">
            <text:p>45.359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.G41:.K41])/[.F41]" office:value-type="float" office:value="36.4306666666667" calcext:value-type="float">
            <text:p>36.4306666667</text:p>
          </table:table-cell>
          <table:table-cell table:number-columns-repeated="2"/>
          <table:table-cell table:formula="of:=COUNT([.G41:.K41])" office:value-type="float" office:value="3" calcext:value-type="float">
            <text:p>3</text:p>
          </table:table-cell>
          <table:table-cell office:value-type="float" office:value="34.943" calcext:value-type="float">
            <text:p>34.943</text:p>
          </table:table-cell>
          <table:table-cell office:value-type="float" office:value="34.482" calcext:value-type="float">
            <text:p>34.482</text:p>
          </table:table-cell>
          <table:table-cell office:value-type="float" office:value="39.867" calcext:value-type="float">
            <text:p>39.867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.G42:.K42])/[.F42]" office:value-type="float" office:value="36.4646666666667" calcext:value-type="float">
            <text:p>36.4646666667</text:p>
          </table:table-cell>
          <table:table-cell table:number-columns-repeated="2"/>
          <table:table-cell table:formula="of:=COUNT([.G42:.K42])" office:value-type="float" office:value="3" calcext:value-type="float">
            <text:p>3</text:p>
          </table:table-cell>
          <table:table-cell office:value-type="float" office:value="34.966" calcext:value-type="float">
            <text:p>34.966</text:p>
          </table:table-cell>
          <table:table-cell office:value-type="float" office:value="34.527" calcext:value-type="float">
            <text:p>34.527</text:p>
          </table:table-cell>
          <table:table-cell office:value-type="float" office:value="39.901" calcext:value-type="float">
            <text:p>39.901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.G43:.K43])/[.F43]" office:value-type="float" office:value="36.5023333333333" calcext:value-type="float">
            <text:p>36.5023333333</text:p>
          </table:table-cell>
          <table:table-cell table:number-columns-repeated="2"/>
          <table:table-cell table:formula="of:=COUNT([.G43:.K43])" office:value-type="float" office:value="3" calcext:value-type="float">
            <text:p>3</text:p>
          </table:table-cell>
          <table:table-cell office:value-type="float" office:value="35.011" calcext:value-type="float">
            <text:p>35.011</text:p>
          </table:table-cell>
          <table:table-cell office:value-type="float" office:value="34.572" calcext:value-type="float">
            <text:p>34.572</text:p>
          </table:table-cell>
          <table:table-cell office:value-type="float" office:value="39.924" calcext:value-type="float">
            <text:p>39.924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.G44:.K44])/[.F44]" office:value-type="float" office:value="36.5753333333333" calcext:value-type="float">
            <text:p>36.5753333333</text:p>
          </table:table-cell>
          <table:table-cell table:number-columns-repeated="2"/>
          <table:table-cell table:formula="of:=COUNT([.G44:.K44])" office:value-type="float" office:value="3" calcext:value-type="float">
            <text:p>3</text:p>
          </table:table-cell>
          <table:table-cell office:value-type="float" office:value="35.028" calcext:value-type="float">
            <text:p>35.028</text:p>
          </table:table-cell>
          <table:table-cell office:value-type="float" office:value="34.656" calcext:value-type="float">
            <text:p>34.656</text:p>
          </table:table-cell>
          <table:table-cell office:value-type="float" office:value="40.042" calcext:value-type="float">
            <text:p>40.042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.G45:.K45])/[.F45]" office:value-type="float" office:value="36.67" calcext:value-type="float">
            <text:p>36.67</text:p>
          </table:table-cell>
          <table:table-cell table:number-columns-repeated="2"/>
          <table:table-cell table:formula="of:=COUNT([.G45:.K45])" office:value-type="float" office:value="3" calcext:value-type="float">
            <text:p>3</text:p>
          </table:table-cell>
          <table:table-cell office:value-type="float" office:value="35.17" calcext:value-type="float">
            <text:p>35.17</text:p>
          </table:table-cell>
          <table:table-cell office:value-type="float" office:value="34.73" calcext:value-type="float">
            <text:p>34.73</text:p>
          </table:table-cell>
          <table:table-cell office:value-type="float" office:value="40.11" calcext:value-type="float">
            <text:p>40.11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.G46:.K46])/[.F46]" office:value-type="float" office:value="36.7736666666667" calcext:value-type="float">
            <text:p>36.7736666667</text:p>
          </table:table-cell>
          <table:table-cell table:number-columns-repeated="2"/>
          <table:table-cell table:formula="of:=COUNT([.G46:.K46])" office:value-type="float" office:value="3" calcext:value-type="float">
            <text:p>3</text:p>
          </table:table-cell>
          <table:table-cell office:value-type="float" office:value="35.215" calcext:value-type="float">
            <text:p>35.215</text:p>
          </table:table-cell>
          <table:table-cell office:value-type="float" office:value="34.882" calcext:value-type="float">
            <text:p>34.882</text:p>
          </table:table-cell>
          <table:table-cell office:value-type="float" office:value="40.224" calcext:value-type="float">
            <text:p>40.224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.G47:.K47])/[.F47]" office:value-type="float" office:value="36.8886666666667" calcext:value-type="float">
            <text:p>36.8886666667</text:p>
          </table:table-cell>
          <table:table-cell table:number-columns-repeated="2"/>
          <table:table-cell table:formula="of:=COUNT([.G47:.K47])" office:value-type="float" office:value="3" calcext:value-type="float">
            <text:p>3</text:p>
          </table:table-cell>
          <table:table-cell office:value-type="float" office:value="35.425" calcext:value-type="float">
            <text:p>35.425</text:p>
          </table:table-cell>
          <table:table-cell office:value-type="float" office:value="34.932" calcext:value-type="float">
            <text:p>34.932</text:p>
          </table:table-cell>
          <table:table-cell office:value-type="float" office:value="40.309" calcext:value-type="float">
            <text:p>40.309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.G48:.K48])/[.F48]" office:value-type="float" office:value="37.0993333333333" calcext:value-type="float">
            <text:p>37.0993333333</text:p>
          </table:table-cell>
          <table:table-cell table:number-columns-repeated="2"/>
          <table:table-cell table:formula="of:=COUNT([.G48:.K48])" office:value-type="float" office:value="3" calcext:value-type="float">
            <text:p>3</text:p>
          </table:table-cell>
          <table:table-cell office:value-type="float" office:value="35.527" calcext:value-type="float">
            <text:p>35.527</text:p>
          </table:table-cell>
          <table:table-cell office:value-type="float" office:value="35.287" calcext:value-type="float">
            <text:p>35.287</text:p>
          </table:table-cell>
          <table:table-cell office:value-type="float" office:value="40.484" calcext:value-type="float">
            <text:p>40.484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.G49:.K49])/[.F49]" office:value-type="float" office:value="37.292" calcext:value-type="float">
            <text:p>37.292</text:p>
          </table:table-cell>
          <table:table-cell table:number-columns-repeated="2"/>
          <table:table-cell table:formula="of:=COUNT([.G49:.K49])" office:value-type="float" office:value="3" calcext:value-type="float">
            <text:p>3</text:p>
          </table:table-cell>
          <table:table-cell office:value-type="float" office:value="35.799" calcext:value-type="float">
            <text:p>35.799</text:p>
          </table:table-cell>
          <table:table-cell office:value-type="float" office:value="35.485" calcext:value-type="float">
            <text:p>35.485</text:p>
          </table:table-cell>
          <table:table-cell office:value-type="float" office:value="40.592" calcext:value-type="float">
            <text:p>40.592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.G50:.K50])/[.F50]" office:value-type="float" office:value="37.6333333333333" calcext:value-type="float">
            <text:p>37.6333333333</text:p>
          </table:table-cell>
          <table:table-cell table:number-columns-repeated="2"/>
          <table:table-cell table:formula="of:=COUNT([.G50:.K50])" office:value-type="float" office:value="3" calcext:value-type="float">
            <text:p>3</text:p>
          </table:table-cell>
          <table:table-cell office:value-type="float" office:value="36.258" calcext:value-type="float">
            <text:p>36.258</text:p>
          </table:table-cell>
          <table:table-cell office:value-type="float" office:value="35.608" calcext:value-type="float">
            <text:p>35.608</text:p>
          </table:table-cell>
          <table:table-cell office:value-type="float" office:value="41.034" calcext:value-type="float">
            <text:p>41.034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.G51:.K51])/[.F51]" office:value-type="float" office:value="34.934" calcext:value-type="float">
            <text:p>34.934</text:p>
          </table:table-cell>
          <table:table-cell table:number-columns-repeated="2"/>
          <table:table-cell table:formula="of:=COUNT([.G51:.K51])" office:value-type="float" office:value="3" calcext:value-type="float">
            <text:p>3</text:p>
          </table:table-cell>
          <table:table-cell office:value-type="float" office:value="33.324" calcext:value-type="float">
            <text:p>33.324</text:p>
          </table:table-cell>
          <table:table-cell office:value-type="float" office:value="34.522" calcext:value-type="float">
            <text:p>34.522</text:p>
          </table:table-cell>
          <table:table-cell office:value-type="float" office:value="36.956" calcext:value-type="float">
            <text:p>36.956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.G52:.K52])/[.F52]" office:value-type="float" office:value="34.966" calcext:value-type="float">
            <text:p>34.966</text:p>
          </table:table-cell>
          <table:table-cell table:number-columns-repeated="2"/>
          <table:table-cell table:formula="of:=COUNT([.G52:.K52])" office:value-type="float" office:value="3" calcext:value-type="float">
            <text:p>3</text:p>
          </table:table-cell>
          <table:table-cell office:value-type="float" office:value="33.354" calcext:value-type="float">
            <text:p>33.354</text:p>
          </table:table-cell>
          <table:table-cell office:value-type="float" office:value="34.548" calcext:value-type="float">
            <text:p>34.548</text:p>
          </table:table-cell>
          <table:table-cell office:value-type="float" office:value="36.996" calcext:value-type="float">
            <text:p>36.996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.G53:.K53])/[.F53]" office:value-type="float" office:value="35.0226666666667" calcext:value-type="float">
            <text:p>35.0226666667</text:p>
          </table:table-cell>
          <table:table-cell table:number-columns-repeated="2"/>
          <table:table-cell table:formula="of:=COUNT([.G53:.K53])" office:value-type="float" office:value="3" calcext:value-type="float">
            <text:p>3</text:p>
          </table:table-cell>
          <table:table-cell office:value-type="float" office:value="33.394" calcext:value-type="float">
            <text:p>33.394</text:p>
          </table:table-cell>
          <table:table-cell office:value-type="float" office:value="34.622" calcext:value-type="float">
            <text:p>34.622</text:p>
          </table:table-cell>
          <table:table-cell office:value-type="float" office:value="37.052" calcext:value-type="float">
            <text:p>37.052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.G54:.K54])/[.F54]" office:value-type="float" office:value="35.081" calcext:value-type="float">
            <text:p>35.081</text:p>
          </table:table-cell>
          <table:table-cell table:number-columns-repeated="2"/>
          <table:table-cell table:formula="of:=COUNT([.G54:.K54])" office:value-type="float" office:value="3" calcext:value-type="float">
            <text:p>3</text:p>
          </table:table-cell>
          <table:table-cell office:value-type="float" office:value="33.438" calcext:value-type="float">
            <text:p>33.438</text:p>
          </table:table-cell>
          <table:table-cell office:value-type="float" office:value="34.696" calcext:value-type="float">
            <text:p>34.696</text:p>
          </table:table-cell>
          <table:table-cell office:value-type="float" office:value="37.109" calcext:value-type="float">
            <text:p>37.109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.G55:.K55])/[.F55]" office:value-type="float" office:value="35.181" calcext:value-type="float">
            <text:p>35.181</text:p>
          </table:table-cell>
          <table:table-cell table:number-columns-repeated="2"/>
          <table:table-cell table:formula="of:=COUNT([.G55:.K55])" office:value-type="float" office:value="3" calcext:value-type="float">
            <text:p>3</text:p>
          </table:table-cell>
          <table:table-cell office:value-type="float" office:value="33.547" calcext:value-type="float">
            <text:p>33.547</text:p>
          </table:table-cell>
          <table:table-cell office:value-type="float" office:value="34.8" calcext:value-type="float">
            <text:p>34.8</text:p>
          </table:table-cell>
          <table:table-cell office:value-type="float" office:value="37.196" calcext:value-type="float">
            <text:p>37.196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.G56:.K56])/[.F56]" office:value-type="float" office:value="35.2476666666667" calcext:value-type="float">
            <text:p>35.2476666667</text:p>
          </table:table-cell>
          <table:table-cell table:number-columns-repeated="2"/>
          <table:table-cell table:formula="of:=COUNT([.G56:.K56])" office:value-type="float" office:value="3" calcext:value-type="float">
            <text:p>3</text:p>
          </table:table-cell>
          <table:table-cell office:value-type="float" office:value="33.551" calcext:value-type="float">
            <text:p>33.551</text:p>
          </table:table-cell>
          <table:table-cell office:value-type="float" office:value="34.883" calcext:value-type="float">
            <text:p>34.883</text:p>
          </table:table-cell>
          <table:table-cell office:value-type="float" office:value="37.309" calcext:value-type="float">
            <text:p>37.309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.G57:.K57])/[.F57]" office:value-type="float" office:value="35.3773333333333" calcext:value-type="float">
            <text:p>35.3773333333</text:p>
          </table:table-cell>
          <table:table-cell table:number-columns-repeated="2"/>
          <table:table-cell table:formula="of:=COUNT([.G57:.K57])" office:value-type="float" office:value="3" calcext:value-type="float">
            <text:p>3</text:p>
          </table:table-cell>
          <table:table-cell office:value-type="float" office:value="33.722" calcext:value-type="float">
            <text:p>33.722</text:p>
          </table:table-cell>
          <table:table-cell office:value-type="float" office:value="35" calcext:value-type="float">
            <text:p>35</text:p>
          </table:table-cell>
          <table:table-cell office:value-type="float" office:value="37.41" calcext:value-type="float">
            <text:p>37.41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.G58:.K58])/[.F58]" office:value-type="float" office:value="35.668" calcext:value-type="float">
            <text:p>35.668</text:p>
          </table:table-cell>
          <table:table-cell table:number-columns-repeated="2"/>
          <table:table-cell table:formula="of:=COUNT([.G58:.K58])" office:value-type="float" office:value="3" calcext:value-type="float">
            <text:p>3</text:p>
          </table:table-cell>
          <table:table-cell office:value-type="float" office:value="33.954" calcext:value-type="float">
            <text:p>33.954</text:p>
          </table:table-cell>
          <table:table-cell office:value-type="float" office:value="35.383" calcext:value-type="float">
            <text:p>35.383</text:p>
          </table:table-cell>
          <table:table-cell office:value-type="float" office:value="37.667" calcext:value-type="float">
            <text:p>37.667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.G59:.K59])/[.F59]" office:value-type="float" office:value="35.809" calcext:value-type="float">
            <text:p>35.809</text:p>
          </table:table-cell>
          <table:table-cell table:number-columns-repeated="2"/>
          <table:table-cell table:formula="of:=COUNT([.G59:.K59])" office:value-type="float" office:value="3" calcext:value-type="float">
            <text:p>3</text:p>
          </table:table-cell>
          <table:table-cell office:value-type="float" office:value="34.16" calcext:value-type="float">
            <text:p>34.16</text:p>
          </table:table-cell>
          <table:table-cell office:value-type="float" office:value="35.522" calcext:value-type="float">
            <text:p>35.522</text:p>
          </table:table-cell>
          <table:table-cell office:value-type="float" office:value="37.745" calcext:value-type="float">
            <text:p>37.745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.G60:.K60])/[.F60]" office:value-type="float" office:value="36.1973333333333" calcext:value-type="float">
            <text:p>36.1973333333</text:p>
          </table:table-cell>
          <table:table-cell table:number-columns-repeated="2"/>
          <table:table-cell table:formula="of:=COUNT([.G60:.K60])" office:value-type="float" office:value="3" calcext:value-type="float">
            <text:p>3</text:p>
          </table:table-cell>
          <table:table-cell office:value-type="float" office:value="34.567" calcext:value-type="float">
            <text:p>34.567</text:p>
          </table:table-cell>
          <table:table-cell office:value-type="float" office:value="35.774" calcext:value-type="float">
            <text:p>35.774</text:p>
          </table:table-cell>
          <table:table-cell office:value-type="float" office:value="38.251" calcext:value-type="float">
            <text:p>38.25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.G61:.K61])/[.F61]" office:value-type="float" office:value="36.6803333333333" calcext:value-type="float">
            <text:p>36.6803333333</text:p>
          </table:table-cell>
          <table:table-cell table:number-columns-repeated="2"/>
          <table:table-cell table:formula="of:=COUNT([.G61:.K61])" office:value-type="float" office:value="3" calcext:value-type="float">
            <text:p>3</text:p>
          </table:table-cell>
          <table:table-cell office:value-type="float" office:value="35.809" calcext:value-type="float">
            <text:p>35.809</text:p>
          </table:table-cell>
          <table:table-cell office:value-type="float" office:value="36.016" calcext:value-type="float">
            <text:p>36.016</text:p>
          </table:table-cell>
          <table:table-cell office:value-type="float" office:value="38.216" calcext:value-type="float">
            <text:p>38.21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.G62:.K62])/[.F62]" office:value-type="float" office:value="36.7096666666667" calcext:value-type="float">
            <text:p>36.7096666667</text:p>
          </table:table-cell>
          <table:table-cell table:number-columns-repeated="2"/>
          <table:table-cell table:formula="of:=COUNT([.G62:.K62])" office:value-type="float" office:value="3" calcext:value-type="float">
            <text:p>3</text:p>
          </table:table-cell>
          <table:table-cell office:value-type="float" office:value="35.85" calcext:value-type="float">
            <text:p>35.85</text:p>
          </table:table-cell>
          <table:table-cell office:value-type="float" office:value="36.041" calcext:value-type="float">
            <text:p>36.041</text:p>
          </table:table-cell>
          <table:table-cell office:value-type="float" office:value="38.238" calcext:value-type="float">
            <text:p>38.23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.G63:.K63])/[.F63]" office:value-type="float" office:value="36.7586666666667" calcext:value-type="float">
            <text:p>36.7586666667</text:p>
          </table:table-cell>
          <table:table-cell table:number-columns-repeated="2"/>
          <table:table-cell table:formula="of:=COUNT([.G63:.K63])" office:value-type="float" office:value="3" calcext:value-type="float">
            <text:p>3</text:p>
          </table:table-cell>
          <table:table-cell office:value-type="float" office:value="35.862" calcext:value-type="float">
            <text:p>35.862</text:p>
          </table:table-cell>
          <table:table-cell office:value-type="float" office:value="36.091" calcext:value-type="float">
            <text:p>36.091</text:p>
          </table:table-cell>
          <table:table-cell office:value-type="float" office:value="38.323" calcext:value-type="float">
            <text:p>38.32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.G64:.K64])/[.F64]" office:value-type="float" office:value="36.8173333333333" calcext:value-type="float">
            <text:p>36.8173333333</text:p>
          </table:table-cell>
          <table:table-cell table:number-columns-repeated="2"/>
          <table:table-cell table:formula="of:=COUNT([.G64:.K64])" office:value-type="float" office:value="3" calcext:value-type="float">
            <text:p>3</text:p>
          </table:table-cell>
          <table:table-cell office:value-type="float" office:value="35.878" calcext:value-type="float">
            <text:p>35.878</text:p>
          </table:table-cell>
          <table:table-cell office:value-type="float" office:value="36.135" calcext:value-type="float">
            <text:p>36.135</text:p>
          </table:table-cell>
          <table:table-cell office:value-type="float" office:value="38.439" calcext:value-type="float">
            <text:p>38.43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.G65:.K65])/[.F65]" office:value-type="float" office:value="37.085" calcext:value-type="float">
            <text:p>37.085</text:p>
          </table:table-cell>
          <table:table-cell table:number-columns-repeated="2"/>
          <table:table-cell table:formula="of:=COUNT([.G65:.K65])" office:value-type="float" office:value="3" calcext:value-type="float">
            <text:p>3</text:p>
          </table:table-cell>
          <table:table-cell office:value-type="float" office:value="35.991" calcext:value-type="float">
            <text:p>35.991</text:p>
          </table:table-cell>
          <table:table-cell office:value-type="float" office:value="36.32" calcext:value-type="float">
            <text:p>36.32</text:p>
          </table:table-cell>
          <table:table-cell office:value-type="float" office:value="38.944" calcext:value-type="float">
            <text:p>38.94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.G66:.K66])/[.F66]" office:value-type="float" office:value="37.0916666666667" calcext:value-type="float">
            <text:p>37.0916666667</text:p>
          </table:table-cell>
          <table:table-cell table:number-columns-repeated="2"/>
          <table:table-cell table:formula="of:=COUNT([.G66:.K66])" office:value-type="float" office:value="3" calcext:value-type="float">
            <text:p>3</text:p>
          </table:table-cell>
          <table:table-cell office:value-type="float" office:value="36.212" calcext:value-type="float">
            <text:p>36.212</text:p>
          </table:table-cell>
          <table:table-cell office:value-type="float" office:value="36.433" calcext:value-type="float">
            <text:p>36.433</text:p>
          </table:table-cell>
          <table:table-cell office:value-type="float" office:value="38.63" calcext:value-type="float">
            <text:p>38.6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.G67:.K67])/[.F67]" office:value-type="float" office:value="37.17" calcext:value-type="float">
            <text:p>37.17</text:p>
          </table:table-cell>
          <table:table-cell table:number-columns-repeated="2"/>
          <table:table-cell table:formula="of:=COUNT([.G67:.K67])" office:value-type="float" office:value="3" calcext:value-type="float">
            <text:p>3</text:p>
          </table:table-cell>
          <table:table-cell office:value-type="float" office:value="36.35" calcext:value-type="float">
            <text:p>36.35</text:p>
          </table:table-cell>
          <table:table-cell office:value-type="float" office:value="36.527" calcext:value-type="float">
            <text:p>36.527</text:p>
          </table:table-cell>
          <table:table-cell office:value-type="float" office:value="38.633" calcext:value-type="float">
            <text:p>38.63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.G68:.K68])/[.F68]" office:value-type="float" office:value="37.3296666666667" calcext:value-type="float">
            <text:p>37.3296666667</text:p>
          </table:table-cell>
          <table:table-cell table:number-columns-repeated="2"/>
          <table:table-cell table:formula="of:=COUNT([.G68:.K68])" office:value-type="float" office:value="3" calcext:value-type="float">
            <text:p>3</text:p>
          </table:table-cell>
          <table:table-cell office:value-type="float" office:value="36.384" calcext:value-type="float">
            <text:p>36.384</text:p>
          </table:table-cell>
          <table:table-cell office:value-type="float" office:value="36.853" calcext:value-type="float">
            <text:p>36.853</text:p>
          </table:table-cell>
          <table:table-cell office:value-type="float" office:value="38.752" calcext:value-type="float">
            <text:p>38.75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.G69:.K69])/[.F69]" office:value-type="float" office:value="37.28" calcext:value-type="float">
            <text:p>37.28</text:p>
          </table:table-cell>
          <table:table-cell table:number-columns-repeated="2"/>
          <table:table-cell table:formula="of:=COUNT([.G69:.K69])" office:value-type="float" office:value="3" calcext:value-type="float">
            <text:p>3</text:p>
          </table:table-cell>
          <table:table-cell office:value-type="float" office:value="36.666" calcext:value-type="float">
            <text:p>36.666</text:p>
          </table:table-cell>
          <table:table-cell office:value-type="float" office:value="37.006" calcext:value-type="float">
            <text:p>37.006</text:p>
          </table:table-cell>
          <table:table-cell office:value-type="float" office:value="38.168" calcext:value-type="float">
            <text:p>38.16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.G70:.K70])/[.F70]" office:value-type="float" office:value="37.6103333333333" calcext:value-type="float">
            <text:p>37.6103333333</text:p>
          </table:table-cell>
          <table:table-cell table:number-columns-repeated="2"/>
          <table:table-cell table:formula="of:=COUNT([.G70:.K70])" office:value-type="float" office:value="3" calcext:value-type="float">
            <text:p>3</text:p>
          </table:table-cell>
          <table:table-cell office:value-type="float" office:value="36.972" calcext:value-type="float">
            <text:p>36.972</text:p>
          </table:table-cell>
          <table:table-cell office:value-type="float" office:value="37.273" calcext:value-type="float">
            <text:p>37.273</text:p>
          </table:table-cell>
          <table:table-cell office:value-type="float" office:value="38.586" calcext:value-type="float">
            <text:p>38.58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.G71:.K71])/[.F71]" office:value-type="float" office:value="38.078" calcext:value-type="float">
            <text:p>38.078</text:p>
          </table:table-cell>
          <table:table-cell table:number-columns-repeated="2"/>
          <table:table-cell table:formula="of:=COUNT([.G71:.K71])" office:value-type="float" office:value="3" calcext:value-type="float">
            <text:p>3</text:p>
          </table:table-cell>
          <table:table-cell office:value-type="float" office:value="38.585" calcext:value-type="float">
            <text:p>38.585</text:p>
          </table:table-cell>
          <table:table-cell office:value-type="float" office:value="37.427" calcext:value-type="float">
            <text:p>37.427</text:p>
          </table:table-cell>
          <table:table-cell office:value-type="float" office:value="38.222" calcext:value-type="float">
            <text:p>38.22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.G72:.K72])/[.F72]" office:value-type="float" office:value="38.123" calcext:value-type="float">
            <text:p>38.123</text:p>
          </table:table-cell>
          <table:table-cell table:number-columns-repeated="2"/>
          <table:table-cell table:formula="of:=COUNT([.G72:.K72])" office:value-type="float" office:value="3" calcext:value-type="float">
            <text:p>3</text:p>
          </table:table-cell>
          <table:table-cell office:value-type="float" office:value="38.64" calcext:value-type="float">
            <text:p>38.64</text:p>
          </table:table-cell>
          <table:table-cell office:value-type="float" office:value="37.465" calcext:value-type="float">
            <text:p>37.465</text:p>
          </table:table-cell>
          <table:table-cell office:value-type="float" office:value="38.264" calcext:value-type="float">
            <text:p>38.26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.G73:.K73])/[.F73]" office:value-type="float" office:value="38.1646666666667" calcext:value-type="float">
            <text:p>38.1646666667</text:p>
          </table:table-cell>
          <table:table-cell table:number-columns-repeated="2"/>
          <table:table-cell table:formula="of:=COUNT([.G73:.K73])" office:value-type="float" office:value="3" calcext:value-type="float">
            <text:p>3</text:p>
          </table:table-cell>
          <table:table-cell office:value-type="float" office:value="38.665" calcext:value-type="float">
            <text:p>38.665</text:p>
          </table:table-cell>
          <table:table-cell office:value-type="float" office:value="37.495" calcext:value-type="float">
            <text:p>37.495</text:p>
          </table:table-cell>
          <table:table-cell office:value-type="float" office:value="38.334" calcext:value-type="float">
            <text:p>38.33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.G74:.K74])/[.F74]" office:value-type="float" office:value="38.3373333333333" calcext:value-type="float">
            <text:p>38.3373333333</text:p>
          </table:table-cell>
          <table:table-cell table:number-columns-repeated="2"/>
          <table:table-cell table:formula="of:=COUNT([.G74:.K74])" office:value-type="float" office:value="3" calcext:value-type="float">
            <text:p>3</text:p>
          </table:table-cell>
          <table:table-cell office:value-type="float" office:value="38.695" calcext:value-type="float">
            <text:p>38.695</text:p>
          </table:table-cell>
          <table:table-cell office:value-type="float" office:value="37.475" calcext:value-type="float">
            <text:p>37.475</text:p>
          </table:table-cell>
          <table:table-cell office:value-type="float" office:value="38.842" calcext:value-type="float">
            <text:p>38.84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.G75:.K75])/[.F75]" office:value-type="float" office:value="38.284" calcext:value-type="float">
            <text:p>38.284</text:p>
          </table:table-cell>
          <table:table-cell table:number-columns-repeated="2"/>
          <table:table-cell table:formula="of:=COUNT([.G75:.K75])" office:value-type="float" office:value="3" calcext:value-type="float">
            <text:p>3</text:p>
          </table:table-cell>
          <table:table-cell office:value-type="float" office:value="38.925" calcext:value-type="float">
            <text:p>38.925</text:p>
          </table:table-cell>
          <table:table-cell office:value-type="float" office:value="37.51" calcext:value-type="float">
            <text:p>37.51</text:p>
          </table:table-cell>
          <table:table-cell office:value-type="float" office:value="38.417" calcext:value-type="float">
            <text:p>38.41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.G76:.K76])/[.F76]" office:value-type="float" office:value="39.0826666666667" calcext:value-type="float">
            <text:p>39.0826666667</text:p>
          </table:table-cell>
          <table:table-cell table:number-columns-repeated="2"/>
          <table:table-cell table:formula="of:=COUNT([.G76:.K76])" office:value-type="float" office:value="3" calcext:value-type="float">
            <text:p>3</text:p>
          </table:table-cell>
          <table:table-cell office:value-type="float" office:value="39.555" calcext:value-type="float">
            <text:p>39.555</text:p>
          </table:table-cell>
          <table:table-cell office:value-type="float" office:value="38.615" calcext:value-type="float">
            <text:p>38.615</text:p>
          </table:table-cell>
          <table:table-cell office:value-type="float" office:value="39.078" calcext:value-type="float">
            <text:p>39.07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.G77:.K77])/[.F77]" office:value-type="float" office:value="38.7753333333333" calcext:value-type="float">
            <text:p>38.7753333333</text:p>
          </table:table-cell>
          <table:table-cell table:number-columns-repeated="2"/>
          <table:table-cell table:formula="of:=COUNT([.G77:.K77])" office:value-type="float" office:value="3" calcext:value-type="float">
            <text:p>3</text:p>
          </table:table-cell>
          <table:table-cell office:value-type="float" office:value="39.875" calcext:value-type="float">
            <text:p>39.875</text:p>
          </table:table-cell>
          <table:table-cell office:value-type="float" office:value="37.794" calcext:value-type="float">
            <text:p>37.794</text:p>
          </table:table-cell>
          <table:table-cell office:value-type="float" office:value="38.657" calcext:value-type="float">
            <text:p>38.65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.G78:.K78])/[.F78]" office:value-type="float" office:value="39.0506666666667" calcext:value-type="float">
            <text:p>39.0506666667</text:p>
          </table:table-cell>
          <table:table-cell table:number-columns-repeated="2"/>
          <table:table-cell table:formula="of:=COUNT([.G78:.K78])" office:value-type="float" office:value="3" calcext:value-type="float">
            <text:p>3</text:p>
          </table:table-cell>
          <table:table-cell office:value-type="float" office:value="39.565" calcext:value-type="float">
            <text:p>39.565</text:p>
          </table:table-cell>
          <table:table-cell office:value-type="float" office:value="38.842" calcext:value-type="float">
            <text:p>38.842</text:p>
          </table:table-cell>
          <table:table-cell office:value-type="float" office:value="38.745" calcext:value-type="float">
            <text:p>38.74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.G79:.K79])/[.F79]" office:value-type="float" office:value="39.6323333333333" calcext:value-type="float">
            <text:p>39.6323333333</text:p>
          </table:table-cell>
          <table:table-cell table:number-columns-repeated="2"/>
          <table:table-cell table:formula="of:=COUNT([.G79:.K79])" office:value-type="float" office:value="3" calcext:value-type="float">
            <text:p>3</text:p>
          </table:table-cell>
          <table:table-cell office:value-type="float" office:value="39.49" calcext:value-type="float">
            <text:p>39.49</text:p>
          </table:table-cell>
          <table:table-cell office:value-type="float" office:value="39.954" calcext:value-type="float">
            <text:p>39.954</text:p>
          </table:table-cell>
          <table:table-cell office:value-type="float" office:value="39.453" calcext:value-type="float">
            <text:p>39.45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.G80:.K80])/[.F80]" office:value-type="float" office:value="39.4503333333333" calcext:value-type="float">
            <text:p>39.4503333333</text:p>
          </table:table-cell>
          <table:table-cell table:number-columns-repeated="2"/>
          <table:table-cell table:formula="of:=COUNT([.G80:.K80])" office:value-type="float" office:value="3" calcext:value-type="float">
            <text:p>3</text:p>
          </table:table-cell>
          <table:table-cell office:value-type="float" office:value="39.298" calcext:value-type="float">
            <text:p>39.298</text:p>
          </table:table-cell>
          <table:table-cell office:value-type="float" office:value="39.607" calcext:value-type="float">
            <text:p>39.607</text:p>
          </table:table-cell>
          <table:table-cell office:value-type="float" office:value="39.446" calcext:value-type="float">
            <text:p>39.446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.G81:.K81])/[.F81]" office:value-type="float" office:value="40.4206666666667" calcext:value-type="float">
            <text:p>40.4206666667</text:p>
          </table:table-cell>
          <table:table-cell table:number-columns-repeated="2"/>
          <table:table-cell table:formula="of:=COUNT([.G81:.K81])" office:value-type="float" office:value="3" calcext:value-type="float">
            <text:p>3</text:p>
          </table:table-cell>
          <table:table-cell office:value-type="float" office:value="41.45" calcext:value-type="float">
            <text:p>41.45</text:p>
          </table:table-cell>
          <table:table-cell office:value-type="float" office:value="41.719" calcext:value-type="float">
            <text:p>41.719</text:p>
          </table:table-cell>
          <table:table-cell office:value-type="float" office:value="38.093" calcext:value-type="float">
            <text:p>38.093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.G82:.K82])/[.F82]" office:value-type="float" office:value="39.7496666666667" calcext:value-type="float">
            <text:p>39.7496666667</text:p>
          </table:table-cell>
          <table:table-cell table:number-columns-repeated="2"/>
          <table:table-cell table:formula="of:=COUNT([.G82:.K82])" office:value-type="float" office:value="3" calcext:value-type="float">
            <text:p>3</text:p>
          </table:table-cell>
          <table:table-cell office:value-type="float" office:value="40.942" calcext:value-type="float">
            <text:p>40.942</text:p>
          </table:table-cell>
          <table:table-cell office:value-type="float" office:value="40.169" calcext:value-type="float">
            <text:p>40.169</text:p>
          </table:table-cell>
          <table:table-cell office:value-type="float" office:value="38.138" calcext:value-type="float">
            <text:p>38.138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.G83:.K83])/[.F83]" office:value-type="float" office:value="40.641" calcext:value-type="float">
            <text:p>40.641</text:p>
          </table:table-cell>
          <table:table-cell table:number-columns-repeated="2"/>
          <table:table-cell table:formula="of:=COUNT([.G83:.K83])" office:value-type="float" office:value="3" calcext:value-type="float">
            <text:p>3</text:p>
          </table:table-cell>
          <table:table-cell office:value-type="float" office:value="41.964" calcext:value-type="float">
            <text:p>41.964</text:p>
          </table:table-cell>
          <table:table-cell office:value-type="float" office:value="41.797" calcext:value-type="float">
            <text:p>41.797</text:p>
          </table:table-cell>
          <table:table-cell office:value-type="float" office:value="38.162" calcext:value-type="float">
            <text:p>38.162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.G84:.K84])/[.F84]" office:value-type="float" office:value="40.7183333333333" calcext:value-type="float">
            <text:p>40.7183333333</text:p>
          </table:table-cell>
          <table:table-cell table:number-columns-repeated="2"/>
          <table:table-cell table:formula="of:=COUNT([.G84:.K84])" office:value-type="float" office:value="3" calcext:value-type="float">
            <text:p>3</text:p>
          </table:table-cell>
          <table:table-cell office:value-type="float" office:value="41.113" calcext:value-type="float">
            <text:p>41.113</text:p>
          </table:table-cell>
          <table:table-cell office:value-type="float" office:value="42.267" calcext:value-type="float">
            <text:p>42.267</text:p>
          </table:table-cell>
          <table:table-cell office:value-type="float" office:value="38.775" calcext:value-type="float">
            <text:p>38.775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.G85:.K85])/[.F85]" office:value-type="float" office:value="40.474" calcext:value-type="float">
            <text:p>40.474</text:p>
          </table:table-cell>
          <table:table-cell table:number-columns-repeated="2"/>
          <table:table-cell table:formula="of:=COUNT([.G85:.K85])" office:value-type="float" office:value="3" calcext:value-type="float">
            <text:p>3</text:p>
          </table:table-cell>
          <table:table-cell office:value-type="float" office:value="42.117" calcext:value-type="float">
            <text:p>42.117</text:p>
          </table:table-cell>
          <table:table-cell office:value-type="float" office:value="40.391" calcext:value-type="float">
            <text:p>40.391</text:p>
          </table:table-cell>
          <table:table-cell office:value-type="float" office:value="38.914" calcext:value-type="float">
            <text:p>38.914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.G86:.K86])/[.F86]" office:value-type="float" office:value="41.032" calcext:value-type="float">
            <text:p>41.032</text:p>
          </table:table-cell>
          <table:table-cell table:number-columns-repeated="2"/>
          <table:table-cell table:formula="of:=COUNT([.G86:.K86])" office:value-type="float" office:value="3" calcext:value-type="float">
            <text:p>3</text:p>
          </table:table-cell>
          <table:table-cell office:value-type="float" office:value="42.053" calcext:value-type="float">
            <text:p>42.053</text:p>
          </table:table-cell>
          <table:table-cell office:value-type="float" office:value="42.518" calcext:value-type="float">
            <text:p>42.518</text:p>
          </table:table-cell>
          <table:table-cell office:value-type="float" office:value="38.525" calcext:value-type="float">
            <text:p>38.525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.G87:.K87])/[.F87]" office:value-type="float" office:value="40.314" calcext:value-type="float">
            <text:p>40.314</text:p>
          </table:table-cell>
          <table:table-cell table:number-columns-repeated="2"/>
          <table:table-cell table:formula="of:=COUNT([.G87:.K87])" office:value-type="float" office:value="3" calcext:value-type="float">
            <text:p>3</text:p>
          </table:table-cell>
          <table:table-cell office:value-type="float" office:value="40.685" calcext:value-type="float">
            <text:p>40.685</text:p>
          </table:table-cell>
          <table:table-cell office:value-type="float" office:value="41.704" calcext:value-type="float">
            <text:p>41.704</text:p>
          </table:table-cell>
          <table:table-cell office:value-type="float" office:value="38.553" calcext:value-type="float">
            <text:p>38.553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.G88:.K88])/[.F88]" office:value-type="float" office:value="41.173" calcext:value-type="float">
            <text:p>41.173</text:p>
          </table:table-cell>
          <table:table-cell table:number-columns-repeated="2"/>
          <table:table-cell table:formula="of:=COUNT([.G88:.K88])" office:value-type="float" office:value="3" calcext:value-type="float">
            <text:p>3</text:p>
          </table:table-cell>
          <table:table-cell office:value-type="float" office:value="41.855" calcext:value-type="float">
            <text:p>41.855</text:p>
          </table:table-cell>
          <table:table-cell office:value-type="float" office:value="42.427" calcext:value-type="float">
            <text:p>42.427</text:p>
          </table:table-cell>
          <table:table-cell office:value-type="float" office:value="39.237" calcext:value-type="float">
            <text:p>39.237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.G89:.K89])/[.F89]" office:value-type="float" office:value="40.9833333333333" calcext:value-type="float">
            <text:p>40.9833333333</text:p>
          </table:table-cell>
          <table:table-cell table:number-columns-repeated="2"/>
          <table:table-cell table:formula="of:=COUNT([.G89:.K89])" office:value-type="float" office:value="3" calcext:value-type="float">
            <text:p>3</text:p>
          </table:table-cell>
          <table:table-cell office:value-type="float" office:value="41.369" calcext:value-type="float">
            <text:p>41.369</text:p>
          </table:table-cell>
          <table:table-cell office:value-type="float" office:value="41.968" calcext:value-type="float">
            <text:p>41.968</text:p>
          </table:table-cell>
          <table:table-cell office:value-type="float" office:value="39.613" calcext:value-type="float">
            <text:p>39.613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.G90:.K90])/[.F90]" office:value-type="float" office:value="41.9323333333333" calcext:value-type="float">
            <text:p>41.9323333333</text:p>
          </table:table-cell>
          <table:table-cell table:number-columns-repeated="2"/>
          <table:table-cell table:formula="of:=COUNT([.G90:.K90])" office:value-type="float" office:value="3" calcext:value-type="float">
            <text:p>3</text:p>
          </table:table-cell>
          <table:table-cell office:value-type="float" office:value="41.325" calcext:value-type="float">
            <text:p>41.325</text:p>
          </table:table-cell>
          <table:table-cell office:value-type="float" office:value="42.954" calcext:value-type="float">
            <text:p>42.954</text:p>
          </table:table-cell>
          <table:table-cell office:value-type="float" office:value="41.518" calcext:value-type="float">
            <text:p>41.51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G91:.K91])/[.F91]" office:value-type="float" office:value="45.6236666666667" calcext:value-type="float">
            <text:p>45.6236666667</text:p>
          </table:table-cell>
          <table:table-cell table:number-columns-repeated="2"/>
          <table:table-cell table:formula="of:=COUNT([.G91:.K91])" office:value-type="float" office:value="3" calcext:value-type="float">
            <text:p>3</text:p>
          </table:table-cell>
          <table:table-cell office:value-type="float" office:value="45.111" calcext:value-type="float">
            <text:p>45.111</text:p>
          </table:table-cell>
          <table:table-cell office:value-type="float" office:value="44.901" calcext:value-type="float">
            <text:p>44.901</text:p>
          </table:table-cell>
          <table:table-cell office:value-type="float" office:value="46.859" calcext:value-type="float">
            <text:p>46.85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.G92:.K92])/[.F92]" office:value-type="float" office:value="44.901" calcext:value-type="float">
            <text:p>44.901</text:p>
          </table:table-cell>
          <table:table-cell table:number-columns-repeated="2"/>
          <table:table-cell table:formula="of:=COUNT([.G92:.K92])" office:value-type="float" office:value="3" calcext:value-type="float">
            <text:p>3</text:p>
          </table:table-cell>
          <table:table-cell office:value-type="float" office:value="43.561" calcext:value-type="float">
            <text:p>43.561</text:p>
          </table:table-cell>
          <table:table-cell office:value-type="float" office:value="46.889" calcext:value-type="float">
            <text:p>46.889</text:p>
          </table:table-cell>
          <table:table-cell office:value-type="float" office:value="44.253" calcext:value-type="float">
            <text:p>44.25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.G93:.K93])/[.F93]" office:value-type="float" office:value="45.567" calcext:value-type="float">
            <text:p>45.567</text:p>
          </table:table-cell>
          <table:table-cell table:number-columns-repeated="2"/>
          <table:table-cell table:formula="of:=COUNT([.G93:.K93])" office:value-type="float" office:value="3" calcext:value-type="float">
            <text:p>3</text:p>
          </table:table-cell>
          <table:table-cell office:value-type="float" office:value="45.77" calcext:value-type="float">
            <text:p>45.77</text:p>
          </table:table-cell>
          <table:table-cell office:value-type="float" office:value="45.19" calcext:value-type="float">
            <text:p>45.19</text:p>
          </table:table-cell>
          <table:table-cell office:value-type="float" office:value="45.741" calcext:value-type="float">
            <text:p>45.74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.G94:.K94])/[.F94]" office:value-type="float" office:value="45.048" calcext:value-type="float">
            <text:p>45.048</text:p>
          </table:table-cell>
          <table:table-cell table:number-columns-repeated="2"/>
          <table:table-cell table:formula="of:=COUNT([.G94:.K94])" office:value-type="float" office:value="3" calcext:value-type="float">
            <text:p>3</text:p>
          </table:table-cell>
          <table:table-cell office:value-type="float" office:value="46.035" calcext:value-type="float">
            <text:p>46.035</text:p>
          </table:table-cell>
          <table:table-cell office:value-type="float" office:value="44.808" calcext:value-type="float">
            <text:p>44.808</text:p>
          </table:table-cell>
          <table:table-cell office:value-type="float" office:value="44.301" calcext:value-type="float">
            <text:p>44.3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.G95:.K95])/[.F95]" office:value-type="float" office:value="45.1216666666667" calcext:value-type="float">
            <text:p>45.1216666667</text:p>
          </table:table-cell>
          <table:table-cell table:number-columns-repeated="2"/>
          <table:table-cell table:formula="of:=COUNT([.G95:.K95])" office:value-type="float" office:value="3" calcext:value-type="float">
            <text:p>3</text:p>
          </table:table-cell>
          <table:table-cell office:value-type="float" office:value="45.64" calcext:value-type="float">
            <text:p>45.64</text:p>
          </table:table-cell>
          <table:table-cell office:value-type="float" office:value="45.667" calcext:value-type="float">
            <text:p>45.667</text:p>
          </table:table-cell>
          <table:table-cell office:value-type="float" office:value="44.058" calcext:value-type="float">
            <text:p>44.05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.G96:.K96])/[.F96]" office:value-type="float" office:value="46.3236666666667" calcext:value-type="float">
            <text:p>46.3236666667</text:p>
          </table:table-cell>
          <table:table-cell table:number-columns-repeated="2"/>
          <table:table-cell table:formula="of:=COUNT([.G96:.K96])" office:value-type="float" office:value="3" calcext:value-type="float">
            <text:p>3</text:p>
          </table:table-cell>
          <table:table-cell office:value-type="float" office:value="47.632" calcext:value-type="float">
            <text:p>47.632</text:p>
          </table:table-cell>
          <table:table-cell office:value-type="float" office:value="46.142" calcext:value-type="float">
            <text:p>46.142</text:p>
          </table:table-cell>
          <table:table-cell office:value-type="float" office:value="45.197" calcext:value-type="float">
            <text:p>45.19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.G97:.K97])/[.F97]" office:value-type="float" office:value="44.897" calcext:value-type="float">
            <text:p>44.897</text:p>
          </table:table-cell>
          <table:table-cell table:number-columns-repeated="2"/>
          <table:table-cell table:formula="of:=COUNT([.G97:.K97])" office:value-type="float" office:value="3" calcext:value-type="float">
            <text:p>3</text:p>
          </table:table-cell>
          <table:table-cell office:value-type="float" office:value="45.708" calcext:value-type="float">
            <text:p>45.708</text:p>
          </table:table-cell>
          <table:table-cell office:value-type="float" office:value="45.038" calcext:value-type="float">
            <text:p>45.038</text:p>
          </table:table-cell>
          <table:table-cell office:value-type="float" office:value="43.945" calcext:value-type="float">
            <text:p>43.94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.G98:.K98])/[.F98]" office:value-type="float" office:value="45.5083333333333" calcext:value-type="float">
            <text:p>45.5083333333</text:p>
          </table:table-cell>
          <table:table-cell table:number-columns-repeated="2"/>
          <table:table-cell table:formula="of:=COUNT([.G98:.K98])" office:value-type="float" office:value="3" calcext:value-type="float">
            <text:p>3</text:p>
          </table:table-cell>
          <table:table-cell office:value-type="float" office:value="45.595" calcext:value-type="float">
            <text:p>45.595</text:p>
          </table:table-cell>
          <table:table-cell office:value-type="float" office:value="44.86" calcext:value-type="float">
            <text:p>44.86</text:p>
          </table:table-cell>
          <table:table-cell office:value-type="float" office:value="46.07" calcext:value-type="float">
            <text:p>46.0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.G99:.K99])/[.F99]" office:value-type="float" office:value="45.2646666666667" calcext:value-type="float">
            <text:p>45.2646666667</text:p>
          </table:table-cell>
          <table:table-cell table:number-columns-repeated="2"/>
          <table:table-cell table:formula="of:=COUNT([.G99:.K99])" office:value-type="float" office:value="3" calcext:value-type="float">
            <text:p>3</text:p>
          </table:table-cell>
          <table:table-cell office:value-type="float" office:value="44.857" calcext:value-type="float">
            <text:p>44.857</text:p>
          </table:table-cell>
          <table:table-cell office:value-type="float" office:value="44.431" calcext:value-type="float">
            <text:p>44.431</text:p>
          </table:table-cell>
          <table:table-cell office:value-type="float" office:value="46.506" calcext:value-type="float">
            <text:p>46.50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.G100:.K100])/[.F100]" office:value-type="float" office:value="48.3516666666667" calcext:value-type="float">
            <text:p>48.3516666667</text:p>
          </table:table-cell>
          <table:table-cell table:number-columns-repeated="2"/>
          <table:table-cell table:formula="of:=COUNT([.G100:.K100])" office:value-type="float" office:value="3" calcext:value-type="float">
            <text:p>3</text:p>
          </table:table-cell>
          <table:table-cell office:value-type="float" office:value="49.435" calcext:value-type="float">
            <text:p>49.435</text:p>
          </table:table-cell>
          <table:table-cell office:value-type="float" office:value="47.958" calcext:value-type="float">
            <text:p>47.958</text:p>
          </table:table-cell>
          <table:table-cell office:value-type="float" office:value="47.662" calcext:value-type="float">
            <text:p>47.66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.G101:.K101])/[.F101]" office:value-type="float" office:value="74.7536666666667" calcext:value-type="float">
            <text:p>74.7536666667</text:p>
          </table:table-cell>
          <table:table-cell table:number-columns-repeated="2"/>
          <table:table-cell table:formula="of:=COUNT([.G101:.K101])" office:value-type="float" office:value="3" calcext:value-type="float">
            <text:p>3</text:p>
          </table:table-cell>
          <table:table-cell office:value-type="float" office:value="71.011" calcext:value-type="float">
            <text:p>71.011</text:p>
          </table:table-cell>
          <table:table-cell office:value-type="float" office:value="76.209" calcext:value-type="float">
            <text:p>76.209</text:p>
          </table:table-cell>
          <table:table-cell office:value-type="float" office:value="77.041" calcext:value-type="float">
            <text:p>77.04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.G102:.K102])/[.F102]" office:value-type="float" office:value="77.987" calcext:value-type="float">
            <text:p>77.987</text:p>
          </table:table-cell>
          <table:table-cell table:number-columns-repeated="2"/>
          <table:table-cell table:formula="of:=COUNT([.G102:.K102])" office:value-type="float" office:value="3" calcext:value-type="float">
            <text:p>3</text:p>
          </table:table-cell>
          <table:table-cell office:value-type="float" office:value="79.502" calcext:value-type="float">
            <text:p>79.502</text:p>
          </table:table-cell>
          <table:table-cell office:value-type="float" office:value="75.857" calcext:value-type="float">
            <text:p>75.857</text:p>
          </table:table-cell>
          <table:table-cell office:value-type="float" office:value="78.602" calcext:value-type="float">
            <text:p>78.60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.G103:.K103])/[.F103]" office:value-type="float" office:value="77.504" calcext:value-type="float">
            <text:p>77.504</text:p>
          </table:table-cell>
          <table:table-cell table:number-columns-repeated="2"/>
          <table:table-cell table:formula="of:=COUNT([.G103:.K103])" office:value-type="float" office:value="3" calcext:value-type="float">
            <text:p>3</text:p>
          </table:table-cell>
          <table:table-cell office:value-type="float" office:value="68.972" calcext:value-type="float">
            <text:p>68.972</text:p>
          </table:table-cell>
          <table:table-cell office:value-type="float" office:value="70.377" calcext:value-type="float">
            <text:p>70.377</text:p>
          </table:table-cell>
          <table:table-cell office:value-type="float" office:value="93.163" calcext:value-type="float">
            <text:p>93.16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.G104:.K104])/[.F104]" office:value-type="float" office:value="75.669" calcext:value-type="float">
            <text:p>75.669</text:p>
          </table:table-cell>
          <table:table-cell table:number-columns-repeated="2"/>
          <table:table-cell table:formula="of:=COUNT([.G104:.K104])" office:value-type="float" office:value="3" calcext:value-type="float">
            <text:p>3</text:p>
          </table:table-cell>
          <table:table-cell office:value-type="float" office:value="80.222" calcext:value-type="float">
            <text:p>80.222</text:p>
          </table:table-cell>
          <table:table-cell office:value-type="float" office:value="74.214" calcext:value-type="float">
            <text:p>74.214</text:p>
          </table:table-cell>
          <table:table-cell office:value-type="float" office:value="72.571" calcext:value-type="float">
            <text:p>72.57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.G105:.K105])/[.F105]" office:value-type="float" office:value="77.113" calcext:value-type="float">
            <text:p>77.113</text:p>
          </table:table-cell>
          <table:table-cell table:number-columns-repeated="2"/>
          <table:table-cell table:formula="of:=COUNT([.G105:.K105])" office:value-type="float" office:value="3" calcext:value-type="float">
            <text:p>3</text:p>
          </table:table-cell>
          <table:table-cell office:value-type="float" office:value="78.971" calcext:value-type="float">
            <text:p>78.971</text:p>
          </table:table-cell>
          <table:table-cell office:value-type="float" office:value="80.468" calcext:value-type="float">
            <text:p>80.468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.G106:.K106])/[.F106]" office:value-type="float" office:value="81.6443333333333" calcext:value-type="float">
            <text:p>81.6443333333</text:p>
          </table:table-cell>
          <table:table-cell table:number-columns-repeated="2"/>
          <table:table-cell table:formula="of:=COUNT([.G106:.K106])" office:value-type="float" office:value="3" calcext:value-type="float">
            <text:p>3</text:p>
          </table:table-cell>
          <table:table-cell office:value-type="float" office:value="81.007" calcext:value-type="float">
            <text:p>81.007</text:p>
          </table:table-cell>
          <table:table-cell office:value-type="float" office:value="86.84" calcext:value-type="float">
            <text:p>86.84</text:p>
          </table:table-cell>
          <table:table-cell office:value-type="float" office:value="77.086" calcext:value-type="float">
            <text:p>77.08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.G107:.K107])/[.F107]" office:value-type="float" office:value="80.5663333333333" calcext:value-type="float">
            <text:p>80.5663333333</text:p>
          </table:table-cell>
          <table:table-cell table:number-columns-repeated="2"/>
          <table:table-cell table:formula="of:=COUNT([.G107:.K107])" office:value-type="float" office:value="3" calcext:value-type="float">
            <text:p>3</text:p>
          </table:table-cell>
          <table:table-cell office:value-type="float" office:value="84.752" calcext:value-type="float">
            <text:p>84.752</text:p>
          </table:table-cell>
          <table:table-cell office:value-type="float" office:value="81.787" calcext:value-type="float">
            <text:p>81.787</text:p>
          </table:table-cell>
          <table:table-cell office:value-type="float" office:value="75.16" calcext:value-type="float">
            <text:p>75.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.G108:.K108])/[.F108]" office:value-type="float" office:value="82.6836666666667" calcext:value-type="float">
            <text:p>82.6836666667</text:p>
          </table:table-cell>
          <table:table-cell table:number-columns-repeated="2"/>
          <table:table-cell table:formula="of:=COUNT([.G108:.K108])" office:value-type="float" office:value="3" calcext:value-type="float">
            <text:p>3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48" calcext:value-type="float">
            <text:p>77.448</text:p>
          </table:table-cell>
          <table:table-cell office:value-type="float" office:value="92.913" calcext:value-type="float">
            <text:p>92.91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.G109:.K109])/[.F109]" office:value-type="float" office:value="82.3156666666667" calcext:value-type="float">
            <text:p>82.3156666667</text:p>
          </table:table-cell>
          <table:table-cell table:number-columns-repeated="2"/>
          <table:table-cell table:formula="of:=COUNT([.G109:.K109])" office:value-type="float" office:value="3" calcext:value-type="float">
            <text:p>3</text:p>
          </table:table-cell>
          <table:table-cell office:value-type="float" office:value="82.896" calcext:value-type="float">
            <text:p>82.896</text:p>
          </table:table-cell>
          <table:table-cell office:value-type="float" office:value="84.524" calcext:value-type="float">
            <text:p>84.524</text:p>
          </table:table-cell>
          <table:table-cell office:value-type="float" office:value="79.527" calcext:value-type="float">
            <text:p>79.52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.G110:.K110])/[.F110]" office:value-type="float" office:value="85.6013333333333" calcext:value-type="float">
            <text:p>85.6013333333</text:p>
          </table:table-cell>
          <table:table-cell table:number-columns-repeated="2"/>
          <table:table-cell table:formula="of:=COUNT([.G110:.K110])" office:value-type="float" office:value="3" calcext:value-type="float">
            <text:p>3</text:p>
          </table:table-cell>
          <table:table-cell office:value-type="float" office:value="80.604" calcext:value-type="float">
            <text:p>80.604</text:p>
          </table:table-cell>
          <table:table-cell office:value-type="float" office:value="86.583" calcext:value-type="float">
            <text:p>86.583</text:p>
          </table:table-cell>
          <table:table-cell office:value-type="float" office:value="89.617" calcext:value-type="float">
            <text:p>89.617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formula="of:=SUM([.G111:.K111])/[.F111]" office:value-type="float" office:value="250.553" calcext:value-type="float">
            <text:p>250.553</text:p>
          </table:table-cell>
          <table:table-cell table:number-columns-repeated="2"/>
          <table:table-cell table:formula="of:=COUNT([.G111:.K111])" office:value-type="float" office:value="3" calcext:value-type="float">
            <text:p>3</text:p>
          </table:table-cell>
          <table:table-cell office:value-type="float" office:value="263.677" calcext:value-type="float">
            <text:p>263.677</text:p>
          </table:table-cell>
          <table:table-cell office:value-type="float" office:value="240.223" calcext:value-type="float">
            <text:p>240.223</text:p>
          </table:table-cell>
          <table:table-cell office:value-type="float" office:value="247.759" calcext:value-type="float">
            <text:p>247.759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5" calcext:value-type="float">
            <text:p>5</text:p>
          </table:table-cell>
          <table:table-cell table:formula="of:=SUM([.G112:.K112])/[.F112]" office:value-type="float" office:value="266.109666666667" calcext:value-type="float">
            <text:p>266.1096666667</text:p>
          </table:table-cell>
          <table:table-cell table:number-columns-repeated="2"/>
          <table:table-cell table:formula="of:=COUNT([.G112:.K112])" office:value-type="float" office:value="3" calcext:value-type="float">
            <text:p>3</text:p>
          </table:table-cell>
          <table:table-cell office:value-type="float" office:value="257.953" calcext:value-type="float">
            <text:p>257.953</text:p>
          </table:table-cell>
          <table:table-cell office:value-type="float" office:value="258.133" calcext:value-type="float">
            <text:p>258.133</text:p>
          </table:table-cell>
          <table:table-cell office:value-type="float" office:value="282.243" calcext:value-type="float">
            <text:p>282.243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SUM([.G113:.K113])/[.F113]" office:value-type="float" office:value="279.198" calcext:value-type="float">
            <text:p>279.198</text:p>
          </table:table-cell>
          <table:table-cell table:number-columns-repeated="2"/>
          <table:table-cell table:formula="of:=COUNT([.G113:.K113])" office:value-type="float" office:value="3" calcext:value-type="float">
            <text:p>3</text:p>
          </table:table-cell>
          <table:table-cell office:value-type="float" office:value="281.213" calcext:value-type="float">
            <text:p>281.213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335.57" calcext:value-type="float">
            <text:p>335.57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20" calcext:value-type="float">
            <text:p>20</text:p>
          </table:table-cell>
          <table:table-cell table:formula="of:=SUM([.G114:.K114])/[.F114]" office:value-type="float" office:value="247.748" calcext:value-type="float">
            <text:p>247.748</text:p>
          </table:table-cell>
          <table:table-cell table:number-columns-repeated="2"/>
          <table:table-cell table:formula="of:=COUNT([.G114:.K114])" office:value-type="float" office:value="3" calcext:value-type="float">
            <text:p>3</text:p>
          </table:table-cell>
          <table:table-cell office:value-type="float" office:value="224.075" calcext:value-type="float">
            <text:p>224.075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270.083" calcext:value-type="float">
            <text:p>270.083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30" calcext:value-type="float">
            <text:p>30</text:p>
          </table:table-cell>
          <table:table-cell table:formula="of:=SUM([.G115:.K115])/[.F115]" office:value-type="float" office:value="279.149666666667" calcext:value-type="float">
            <text:p>279.1496666667</text:p>
          </table:table-cell>
          <table:table-cell table:number-columns-repeated="2"/>
          <table:table-cell table:formula="of:=COUNT([.G115:.K115])" office:value-type="float" office:value="3" calcext:value-type="float">
            <text:p>3</text:p>
          </table:table-cell>
          <table:table-cell office:value-type="float" office:value="273.301" calcext:value-type="float">
            <text:p>273.301</text:p>
          </table:table-cell>
          <table:table-cell office:value-type="float" office:value="281.388" calcext:value-type="float">
            <text:p>281.388</text:p>
          </table:table-cell>
          <table:table-cell office:value-type="float" office:value="282.76" calcext:value-type="float">
            <text:p>282.76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40" calcext:value-type="float">
            <text:p>40</text:p>
          </table:table-cell>
          <table:table-cell table:formula="of:=SUM([.G116:.K116])/[.F116]" office:value-type="float" office:value="266.513333333333" calcext:value-type="float">
            <text:p>266.5133333333</text:p>
          </table:table-cell>
          <table:table-cell table:number-columns-repeated="2"/>
          <table:table-cell table:formula="of:=COUNT([.G116:.K116])" office:value-type="float" office:value="3" calcext:value-type="float">
            <text:p>3</text:p>
          </table:table-cell>
          <table:table-cell office:value-type="float" office:value="342.062" calcext:value-type="float">
            <text:p>342.062</text:p>
          </table:table-cell>
          <table:table-cell office:value-type="float" office:value="212.365" calcext:value-type="float">
            <text:p>212.365</text:p>
          </table:table-cell>
          <table:table-cell office:value-type="float" office:value="245.113" calcext:value-type="float">
            <text:p>245.113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50" calcext:value-type="float">
            <text:p>50</text:p>
          </table:table-cell>
          <table:table-cell table:formula="of:=SUM([.G117:.K117])/[.F117]" office:value-type="float" office:value="251.363666666667" calcext:value-type="float">
            <text:p>251.3636666667</text:p>
          </table:table-cell>
          <table:table-cell table:number-columns-repeated="2"/>
          <table:table-cell table:formula="of:=COUNT([.G117:.K117])" office:value-type="float" office:value="3" calcext:value-type="float">
            <text:p>3</text:p>
          </table:table-cell>
          <table:table-cell office:value-type="float" office:value="261.374" calcext:value-type="float">
            <text:p>261.374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251.498" calcext:value-type="float">
            <text:p>251.49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60" calcext:value-type="float">
            <text:p>60</text:p>
          </table:table-cell>
          <table:table-cell table:formula="of:=SUM([.G118:.K118])/[.F118]" office:value-type="float" office:value="284.116666666667" calcext:value-type="float">
            <text:p>284.1166666667</text:p>
          </table:table-cell>
          <table:table-cell table:number-columns-repeated="2"/>
          <table:table-cell table:formula="of:=COUNT([.G118:.K118])" office:value-type="float" office:value="3" calcext:value-type="float">
            <text:p>3</text:p>
          </table:table-cell>
          <table:table-cell office:value-type="float" office:value="262.189" calcext:value-type="float">
            <text:p>262.189</text:p>
          </table:table-cell>
          <table:table-cell office:value-type="float" office:value="309.176" calcext:value-type="float">
            <text:p>309.176</text:p>
          </table:table-cell>
          <table:table-cell office:value-type="float" office:value="280.985" calcext:value-type="float">
            <text:p>280.985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70" calcext:value-type="float">
            <text:p>70</text:p>
          </table:table-cell>
          <table:table-cell table:formula="of:=SUM([.G119:.K119])/[.F119]" office:value-type="float" office:value="271.718666666667" calcext:value-type="float">
            <text:p>271.7186666667</text:p>
          </table:table-cell>
          <table:table-cell table:number-columns-repeated="2"/>
          <table:table-cell table:formula="of:=COUNT([.G119:.K119])" office:value-type="float" office:value="3" calcext:value-type="float">
            <text:p>3</text:p>
          </table:table-cell>
          <table:table-cell office:value-type="float" office:value="309.013" calcext:value-type="float">
            <text:p>309.013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252.704" calcext:value-type="float">
            <text:p>252.704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80" calcext:value-type="float">
            <text:p>80</text:p>
          </table:table-cell>
          <table:table-cell table:formula="of:=SUM([.G120:.K120])/[.F120]" office:value-type="float" office:value="353.985333333333" calcext:value-type="float">
            <text:p>353.9853333333</text:p>
          </table:table-cell>
          <table:table-cell table:number-columns-repeated="2"/>
          <table:table-cell table:formula="of:=COUNT([.G120:.K120])" office:value-type="float" office:value="3" calcext:value-type="float">
            <text:p>3</text:p>
          </table:table-cell>
          <table:table-cell office:value-type="float" office:value="276.521" calcext:value-type="float">
            <text:p>276.521</text:p>
          </table:table-cell>
          <table:table-cell office:value-type="float" office:value="432.8" calcext:value-type="float">
            <text:p>432.8</text:p>
          </table:table-cell>
          <table:table-cell office:value-type="float" office:value="352.635" calcext:value-type="float">
            <text:p>352.635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row table:style-name="ro1">
          <table:table-cell table:formula="of:=[sim_results_bubble_1ns.A1]" office:value-type="float" office:value="0.033" calcext:value-type="float">
            <text:p>0.033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263.677" calcext:value-type="float">
            <text:p>263.677</text:p>
          </table:table-cell>
        </table:table-row>
        <table:table-row table:style-name="ro1">
          <table:table-cell table:formula="of:=[sim_results_bubble_1ns.A2]" office:value-type="float" office:value="0.033" calcext:value-type="float">
            <text:p>0.033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257.953" calcext:value-type="float">
            <text:p>257.953</text:p>
          </table:table-cell>
        </table:table-row>
        <table:table-row table:style-name="ro1">
          <table:table-cell table:formula="of:=[sim_results_bubble_1ns.A3]" office:value-type="float" office:value="0.033" calcext:value-type="float">
            <text:p>0.033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281.213" calcext:value-type="float">
            <text:p>281.213</text:p>
          </table:table-cell>
        </table:table-row>
        <table:table-row table:style-name="ro1">
          <table:table-cell table:formula="of:=[sim_results_bubble_1ns.A4]" office:value-type="float" office:value="0.033" calcext:value-type="float">
            <text:p>0.033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224.075" calcext:value-type="float">
            <text:p>224.075</text:p>
          </table:table-cell>
        </table:table-row>
        <table:table-row table:style-name="ro1">
          <table:table-cell table:formula="of:=[sim_results_bubble_1ns.A5]" office:value-type="float" office:value="0.033" calcext:value-type="float">
            <text:p>0.033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273.301" calcext:value-type="float">
            <text:p>273.301</text:p>
          </table:table-cell>
        </table:table-row>
        <table:table-row table:style-name="ro1">
          <table:table-cell table:formula="of:=[sim_results_bubble_1ns.A6]" office:value-type="float" office:value="0.033" calcext:value-type="float">
            <text:p>0.033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342.062" calcext:value-type="float">
            <text:p>342.062</text:p>
          </table:table-cell>
        </table:table-row>
        <table:table-row table:style-name="ro1">
          <table:table-cell table:formula="of:=[sim_results_bubble_1ns.A7]" office:value-type="float" office:value="0.033" calcext:value-type="float">
            <text:p>0.033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261.374" calcext:value-type="float">
            <text:p>261.374</text:p>
          </table:table-cell>
        </table:table-row>
        <table:table-row table:style-name="ro1">
          <table:table-cell table:formula="of:=[sim_results_bubble_1ns.A8]" office:value-type="float" office:value="0.033" calcext:value-type="float">
            <text:p>0.033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262.189" calcext:value-type="float">
            <text:p>262.189</text:p>
          </table:table-cell>
        </table:table-row>
        <table:table-row table:style-name="ro1">
          <table:table-cell table:formula="of:=[sim_results_bubble_1ns.A9]" office:value-type="float" office:value="0.033" calcext:value-type="float">
            <text:p>0.033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309.013" calcext:value-type="float">
            <text:p>309.013</text:p>
          </table:table-cell>
        </table:table-row>
        <table:table-row table:style-name="ro1">
          <table:table-cell table:formula="of:=[sim_results_bubble_1ns.A10]" office:value-type="float" office:value="0.033" calcext:value-type="float">
            <text:p>0.033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276.521" calcext:value-type="float">
            <text:p>276.521</text:p>
          </table:table-cell>
        </table:table-row>
        <table:table-row table:style-name="ro1">
          <table:table-cell table:formula="of:=[sim_results_bubble_1ns.A11]" office:value-type="float" office:value="0.02" calcext:value-type="float">
            <text:p>0.02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71.011" calcext:value-type="float">
            <text:p>71.011</text:p>
          </table:table-cell>
        </table:table-row>
        <table:table-row table:style-name="ro1">
          <table:table-cell table:formula="of:=[sim_results_bubble_1ns.A12]" office:value-type="float" office:value="0.02" calcext:value-type="float">
            <text:p>0.02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79.502" calcext:value-type="float">
            <text:p>79.502</text:p>
          </table:table-cell>
        </table:table-row>
        <table:table-row table:style-name="ro1">
          <table:table-cell table:formula="of:=[sim_results_bubble_1ns.A13]" office:value-type="float" office:value="0.02" calcext:value-type="float">
            <text:p>0.02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68.972" calcext:value-type="float">
            <text:p>68.972</text:p>
          </table:table-cell>
        </table:table-row>
        <table:table-row table:style-name="ro1">
          <table:table-cell table:formula="of:=[sim_results_bubble_1ns.A14]" office:value-type="float" office:value="0.02" calcext:value-type="float">
            <text:p>0.02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80.222" calcext:value-type="float">
            <text:p>80.222</text:p>
          </table:table-cell>
        </table:table-row>
        <table:table-row table:style-name="ro1">
          <table:table-cell table:formula="of:=[sim_results_bubble_1ns.A15]" office:value-type="float" office:value="0.02" calcext:value-type="float">
            <text:p>0.02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78.971" calcext:value-type="float">
            <text:p>78.971</text:p>
          </table:table-cell>
        </table:table-row>
        <table:table-row table:style-name="ro1">
          <table:table-cell table:formula="of:=[sim_results_bubble_1ns.A16]" office:value-type="float" office:value="0.02" calcext:value-type="float">
            <text:p>0.02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81.007" calcext:value-type="float">
            <text:p>81.007</text:p>
          </table:table-cell>
        </table:table-row>
        <table:table-row table:style-name="ro1">
          <table:table-cell table:formula="of:=[sim_results_bubble_1ns.A17]" office:value-type="float" office:value="0.02" calcext:value-type="float">
            <text:p>0.02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84.752" calcext:value-type="float">
            <text:p>84.752</text:p>
          </table:table-cell>
        </table:table-row>
        <table:table-row table:style-name="ro1">
          <table:table-cell table:formula="of:=[sim_results_bubble_1ns.A18]" office:value-type="float" office:value="0.02" calcext:value-type="float">
            <text:p>0.02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77.69" calcext:value-type="float">
            <text:p>77.69</text:p>
          </table:table-cell>
        </table:table-row>
        <table:table-row table:style-name="ro1">
          <table:table-cell table:formula="of:=[sim_results_bubble_1ns.A19]" office:value-type="float" office:value="0.02" calcext:value-type="float">
            <text:p>0.02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82.896" calcext:value-type="float">
            <text:p>82.896</text:p>
          </table:table-cell>
        </table:table-row>
        <table:table-row table:style-name="ro1">
          <table:table-cell table:formula="of:=[sim_results_bubble_1ns.A20]" office:value-type="float" office:value="0.02" calcext:value-type="float">
            <text:p>0.02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80.604" calcext:value-type="float">
            <text:p>80.604</text:p>
          </table:table-cell>
        </table:table-row>
        <table:table-row table:style-name="ro1">
          <table:table-cell table:formula="of:=[sim_results_bubble_1ns.A21]" office:value-type="float" office:value="0.01" calcext:value-type="float">
            <text:p>0.01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45.111" calcext:value-type="float">
            <text:p>45.111</text:p>
          </table:table-cell>
        </table:table-row>
        <table:table-row table:style-name="ro1">
          <table:table-cell table:formula="of:=[sim_results_bubble_1ns.A22]" office:value-type="float" office:value="0.01" calcext:value-type="float">
            <text:p>0.01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43.561" calcext:value-type="float">
            <text:p>43.561</text:p>
          </table:table-cell>
        </table:table-row>
        <table:table-row table:style-name="ro1">
          <table:table-cell table:formula="of:=[sim_results_bubble_1ns.A23]" office:value-type="float" office:value="0.01" calcext:value-type="float">
            <text:p>0.01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45.77" calcext:value-type="float">
            <text:p>45.77</text:p>
          </table:table-cell>
        </table:table-row>
        <table:table-row table:style-name="ro1">
          <table:table-cell table:formula="of:=[sim_results_bubble_1ns.A24]" office:value-type="float" office:value="0.01" calcext:value-type="float">
            <text:p>0.01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46.035" calcext:value-type="float">
            <text:p>46.035</text:p>
          </table:table-cell>
        </table:table-row>
        <table:table-row table:style-name="ro1">
          <table:table-cell table:formula="of:=[sim_results_bubble_1ns.A25]" office:value-type="float" office:value="0.01" calcext:value-type="float">
            <text:p>0.01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45.64" calcext:value-type="float">
            <text:p>45.64</text:p>
          </table:table-cell>
        </table:table-row>
        <table:table-row table:style-name="ro1">
          <table:table-cell table:formula="of:=[sim_results_bubble_1ns.A26]" office:value-type="float" office:value="0.01" calcext:value-type="float">
            <text:p>0.01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47.632" calcext:value-type="float">
            <text:p>47.632</text:p>
          </table:table-cell>
        </table:table-row>
        <table:table-row table:style-name="ro1">
          <table:table-cell table:formula="of:=[sim_results_bubble_1ns.A27]" office:value-type="float" office:value="0.01" calcext:value-type="float">
            <text:p>0.01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45.708" calcext:value-type="float">
            <text:p>45.708</text:p>
          </table:table-cell>
        </table:table-row>
        <table:table-row table:style-name="ro1">
          <table:table-cell table:formula="of:=[sim_results_bubble_1ns.A28]" office:value-type="float" office:value="0.01" calcext:value-type="float">
            <text:p>0.01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45.595" calcext:value-type="float">
            <text:p>45.595</text:p>
          </table:table-cell>
        </table:table-row>
        <table:table-row table:style-name="ro1">
          <table:table-cell table:formula="of:=[sim_results_bubble_1ns.A29]" office:value-type="float" office:value="0.01" calcext:value-type="float">
            <text:p>0.01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44.857" calcext:value-type="float">
            <text:p>44.857</text:p>
          </table:table-cell>
        </table:table-row>
        <table:table-row table:style-name="ro1">
          <table:table-cell table:formula="of:=[sim_results_bubble_1ns.A30]" office:value-type="float" office:value="0.01" calcext:value-type="float">
            <text:p>0.01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49.435" calcext:value-type="float">
            <text:p>49.435</text:p>
          </table:table-cell>
        </table:table-row>
        <table:table-row table:style-name="ro1">
          <table:table-cell table:formula="of:=[sim_results_bubble_1ns.A31]" office:value-type="float" office:value="0.006666666667" calcext:value-type="float">
            <text:p>0.0066666667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41.45" calcext:value-type="float">
            <text:p>41.45</text:p>
          </table:table-cell>
        </table:table-row>
        <table:table-row table:style-name="ro1">
          <table:table-cell table:formula="of:=[sim_results_bubble_1ns.A32]" office:value-type="float" office:value="0.006666666667" calcext:value-type="float">
            <text:p>0.0066666667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40.942" calcext:value-type="float">
            <text:p>40.942</text:p>
          </table:table-cell>
        </table:table-row>
        <table:table-row table:style-name="ro1">
          <table:table-cell table:formula="of:=[sim_results_bubble_1ns.A33]" office:value-type="float" office:value="0.006666666667" calcext:value-type="float">
            <text:p>0.0066666667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41.964" calcext:value-type="float">
            <text:p>41.964</text:p>
          </table:table-cell>
        </table:table-row>
        <table:table-row table:style-name="ro1">
          <table:table-cell table:formula="of:=[sim_results_bubble_1ns.A34]" office:value-type="float" office:value="0.006666666667" calcext:value-type="float">
            <text:p>0.0066666667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41.113" calcext:value-type="float">
            <text:p>41.113</text:p>
          </table:table-cell>
        </table:table-row>
        <table:table-row table:style-name="ro1">
          <table:table-cell table:formula="of:=[sim_results_bubble_1ns.A35]" office:value-type="float" office:value="0.006666666667" calcext:value-type="float">
            <text:p>0.0066666667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42.117" calcext:value-type="float">
            <text:p>42.117</text:p>
          </table:table-cell>
        </table:table-row>
        <table:table-row table:style-name="ro1">
          <table:table-cell table:formula="of:=[sim_results_bubble_1ns.A36]" office:value-type="float" office:value="0.006666666667" calcext:value-type="float">
            <text:p>0.0066666667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42.053" calcext:value-type="float">
            <text:p>42.053</text:p>
          </table:table-cell>
        </table:table-row>
        <table:table-row table:style-name="ro1">
          <table:table-cell table:formula="of:=[sim_results_bubble_1ns.A37]" office:value-type="float" office:value="0.006666666667" calcext:value-type="float">
            <text:p>0.0066666667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40.685" calcext:value-type="float">
            <text:p>40.685</text:p>
          </table:table-cell>
        </table:table-row>
        <table:table-row table:style-name="ro1">
          <table:table-cell table:formula="of:=[sim_results_bubble_1ns.A38]" office:value-type="float" office:value="0.006666666667" calcext:value-type="float">
            <text:p>0.0066666667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41.855" calcext:value-type="float">
            <text:p>41.855</text:p>
          </table:table-cell>
        </table:table-row>
        <table:table-row table:style-name="ro1">
          <table:table-cell table:formula="of:=[sim_results_bubble_1ns.A39]" office:value-type="float" office:value="0.006666666667" calcext:value-type="float">
            <text:p>0.0066666667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41.369" calcext:value-type="float">
            <text:p>41.369</text:p>
          </table:table-cell>
        </table:table-row>
        <table:table-row table:style-name="ro1">
          <table:table-cell table:formula="of:=[sim_results_bubble_1ns.A40]" office:value-type="float" office:value="0.006666666667" calcext:value-type="float">
            <text:p>0.0066666667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1.325" calcext:value-type="float">
            <text:p>41.325</text:p>
          </table:table-cell>
        </table:table-row>
        <table:table-row table:style-name="ro1">
          <table:table-cell table:formula="of:=[sim_results_bubble_1ns.A41]" office:value-type="float" office:value="0.005" calcext:value-type="float">
            <text:p>0.005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8.585" calcext:value-type="float">
            <text:p>38.585</text:p>
          </table:table-cell>
        </table:table-row>
        <table:table-row table:style-name="ro1">
          <table:table-cell table:formula="of:=[sim_results_bubble_1ns.A42]" office:value-type="float" office:value="0.005" calcext:value-type="float">
            <text:p>0.005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8.64" calcext:value-type="float">
            <text:p>38.64</text:p>
          </table:table-cell>
        </table:table-row>
        <table:table-row table:style-name="ro1">
          <table:table-cell table:formula="of:=[sim_results_bubble_1ns.A43]" office:value-type="float" office:value="0.005" calcext:value-type="float">
            <text:p>0.005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8.665" calcext:value-type="float">
            <text:p>38.665</text:p>
          </table:table-cell>
        </table:table-row>
        <table:table-row table:style-name="ro1">
          <table:table-cell table:formula="of:=[sim_results_bubble_1ns.A44]" office:value-type="float" office:value="0.005" calcext:value-type="float">
            <text:p>0.005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8.695" calcext:value-type="float">
            <text:p>38.695</text:p>
          </table:table-cell>
        </table:table-row>
        <table:table-row table:style-name="ro1">
          <table:table-cell table:formula="of:=[sim_results_bubble_1ns.A45]" office:value-type="float" office:value="0.005" calcext:value-type="float">
            <text:p>0.005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38.925" calcext:value-type="float">
            <text:p>38.925</text:p>
          </table:table-cell>
        </table:table-row>
        <table:table-row table:style-name="ro1">
          <table:table-cell table:formula="of:=[sim_results_bubble_1ns.A46]" office:value-type="float" office:value="0.005" calcext:value-type="float">
            <text:p>0.005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39.555" calcext:value-type="float">
            <text:p>39.555</text:p>
          </table:table-cell>
        </table:table-row>
        <table:table-row table:style-name="ro1">
          <table:table-cell table:formula="of:=[sim_results_bubble_1ns.A47]" office:value-type="float" office:value="0.005" calcext:value-type="float">
            <text:p>0.005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9.875" calcext:value-type="float">
            <text:p>39.875</text:p>
          </table:table-cell>
        </table:table-row>
        <table:table-row table:style-name="ro1">
          <table:table-cell table:formula="of:=[sim_results_bubble_1ns.A48]" office:value-type="float" office:value="0.005" calcext:value-type="float">
            <text:p>0.005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39.565" calcext:value-type="float">
            <text:p>39.565</text:p>
          </table:table-cell>
        </table:table-row>
        <table:table-row table:style-name="ro1">
          <table:table-cell table:formula="of:=[sim_results_bubble_1ns.A49]" office:value-type="float" office:value="0.005" calcext:value-type="float">
            <text:p>0.005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39.49" calcext:value-type="float">
            <text:p>39.49</text:p>
          </table:table-cell>
        </table:table-row>
        <table:table-row table:style-name="ro1">
          <table:table-cell table:formula="of:=[sim_results_bubble_1ns.A50]" office:value-type="float" office:value="0.005" calcext:value-type="float">
            <text:p>0.005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39.298" calcext:value-type="float">
            <text:p>39.298</text:p>
          </table:table-cell>
        </table:table-row>
        <table:table-row table:style-name="ro1">
          <table:table-cell table:formula="of:=[sim_results_bubble_1ns.A51]" office:value-type="float" office:value="0.004" calcext:value-type="float">
            <text:p>0.004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5.809" calcext:value-type="float">
            <text:p>35.809</text:p>
          </table:table-cell>
        </table:table-row>
        <table:table-row table:style-name="ro1">
          <table:table-cell table:formula="of:=[sim_results_bubble_1ns.A52]" office:value-type="float" office:value="0.004" calcext:value-type="float">
            <text:p>0.004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5.85" calcext:value-type="float">
            <text:p>35.85</text:p>
          </table:table-cell>
        </table:table-row>
        <table:table-row table:style-name="ro1">
          <table:table-cell table:formula="of:=[sim_results_bubble_1ns.A53]" office:value-type="float" office:value="0.004" calcext:value-type="float">
            <text:p>0.004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5.862" calcext:value-type="float">
            <text:p>35.862</text:p>
          </table:table-cell>
        </table:table-row>
        <table:table-row table:style-name="ro1">
          <table:table-cell table:formula="of:=[sim_results_bubble_1ns.A54]" office:value-type="float" office:value="0.004" calcext:value-type="float">
            <text:p>0.004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5.878" calcext:value-type="float">
            <text:p>35.878</text:p>
          </table:table-cell>
        </table:table-row>
        <table:table-row table:style-name="ro1">
          <table:table-cell table:formula="of:=[sim_results_bubble_1ns.A55]" office:value-type="float" office:value="0.004" calcext:value-type="float">
            <text:p>0.004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5.991" calcext:value-type="float">
            <text:p>35.991</text:p>
          </table:table-cell>
        </table:table-row>
        <table:table-row table:style-name="ro1">
          <table:table-cell table:formula="of:=[sim_results_bubble_1ns.A56]" office:value-type="float" office:value="0.004" calcext:value-type="float">
            <text:p>0.004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36.212" calcext:value-type="float">
            <text:p>36.212</text:p>
          </table:table-cell>
        </table:table-row>
        <table:table-row table:style-name="ro1">
          <table:table-cell table:formula="of:=[sim_results_bubble_1ns.A57]" office:value-type="float" office:value="0.004" calcext:value-type="float">
            <text:p>0.004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6.35" calcext:value-type="float">
            <text:p>36.35</text:p>
          </table:table-cell>
        </table:table-row>
        <table:table-row table:style-name="ro1">
          <table:table-cell table:formula="of:=[sim_results_bubble_1ns.A58]" office:value-type="float" office:value="0.004" calcext:value-type="float">
            <text:p>0.004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6.384" calcext:value-type="float">
            <text:p>36.384</text:p>
          </table:table-cell>
        </table:table-row>
        <table:table-row table:style-name="ro1">
          <table:table-cell table:formula="of:=[sim_results_bubble_1ns.A59]" office:value-type="float" office:value="0.004" calcext:value-type="float">
            <text:p>0.004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36.666" calcext:value-type="float">
            <text:p>36.666</text:p>
          </table:table-cell>
        </table:table-row>
        <table:table-row table:style-name="ro1">
          <table:table-cell table:formula="of:=[sim_results_bubble_1ns.A60]" office:value-type="float" office:value="0.004" calcext:value-type="float">
            <text:p>0.004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36.972" calcext:value-type="float">
            <text:p>36.972</text:p>
          </table:table-cell>
        </table:table-row>
        <table:table-row table:style-name="ro1">
          <table:table-cell table:formula="of:=[sim_results_bubble_1ns.A61]" office:value-type="float" office:value="0.002857142857" calcext:value-type="float">
            <text:p>0.0028571429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3.324" calcext:value-type="float">
            <text:p>33.324</text:p>
          </table:table-cell>
        </table:table-row>
        <table:table-row table:style-name="ro1">
          <table:table-cell table:formula="of:=[sim_results_bubble_1ns.A62]" office:value-type="float" office:value="0.002857142857" calcext:value-type="float">
            <text:p>0.0028571429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3.354" calcext:value-type="float">
            <text:p>33.354</text:p>
          </table:table-cell>
        </table:table-row>
        <table:table-row table:style-name="ro1">
          <table:table-cell table:formula="of:=[sim_results_bubble_1ns.A63]" office:value-type="float" office:value="0.002857142857" calcext:value-type="float">
            <text:p>0.0028571429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3.394" calcext:value-type="float">
            <text:p>33.394</text:p>
          </table:table-cell>
        </table:table-row>
        <table:table-row table:style-name="ro1">
          <table:table-cell table:formula="of:=[sim_results_bubble_1ns.A64]" office:value-type="float" office:value="0.002857142857" calcext:value-type="float">
            <text:p>0.0028571429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3.438" calcext:value-type="float">
            <text:p>33.438</text:p>
          </table:table-cell>
        </table:table-row>
        <table:table-row table:style-name="ro1">
          <table:table-cell table:formula="of:=[sim_results_bubble_1ns.A65]" office:value-type="float" office:value="0.002857142857" calcext:value-type="float">
            <text:p>0.0028571429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33.547" calcext:value-type="float">
            <text:p>33.547</text:p>
          </table:table-cell>
        </table:table-row>
        <table:table-row table:style-name="ro1">
          <table:table-cell table:formula="of:=[sim_results_bubble_1ns.A66]" office:value-type="float" office:value="0.002857142857" calcext:value-type="float">
            <text:p>0.0028571429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33.551" calcext:value-type="float">
            <text:p>33.551</text:p>
          </table:table-cell>
        </table:table-row>
        <table:table-row table:style-name="ro1">
          <table:table-cell table:formula="of:=[sim_results_bubble_1ns.A67]" office:value-type="float" office:value="0.002857142857" calcext:value-type="float">
            <text:p>0.0028571429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33.722" calcext:value-type="float">
            <text:p>33.722</text:p>
          </table:table-cell>
        </table:table-row>
        <table:table-row table:style-name="ro1">
          <table:table-cell table:formula="of:=[sim_results_bubble_1ns.A68]" office:value-type="float" office:value="0.002857142857" calcext:value-type="float">
            <text:p>0.0028571429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33.954" calcext:value-type="float">
            <text:p>33.954</text:p>
          </table:table-cell>
        </table:table-row>
        <table:table-row table:style-name="ro1">
          <table:table-cell table:formula="of:=[sim_results_bubble_1ns.A69]" office:value-type="float" office:value="0.002857142857" calcext:value-type="float">
            <text:p>0.0028571429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34.16" calcext:value-type="float">
            <text:p>34.16</text:p>
          </table:table-cell>
        </table:table-row>
        <table:table-row table:style-name="ro1">
          <table:table-cell table:formula="of:=[sim_results_bubble_1ns.A70]" office:value-type="float" office:value="0.002857142857" calcext:value-type="float">
            <text:p>0.0028571429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34.567" calcext:value-type="float">
            <text:p>34.567</text:p>
          </table:table-cell>
        </table:table-row>
        <table:table-row table:style-name="ro1">
          <table:table-cell table:formula="of:=[sim_results_bubble_1ns.A71]" office:value-type="float" office:value="0.002222222222" calcext:value-type="float">
            <text:p>0.0022222222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4.943" calcext:value-type="float">
            <text:p>34.943</text:p>
          </table:table-cell>
        </table:table-row>
        <table:table-row table:style-name="ro1">
          <table:table-cell table:formula="of:=[sim_results_bubble_1ns.A72]" office:value-type="float" office:value="0.002222222222" calcext:value-type="float">
            <text:p>0.0022222222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4.966" calcext:value-type="float">
            <text:p>34.966</text:p>
          </table:table-cell>
        </table:table-row>
        <table:table-row table:style-name="ro1">
          <table:table-cell table:formula="of:=[sim_results_bubble_1ns.A73]" office:value-type="float" office:value="0.002222222222" calcext:value-type="float">
            <text:p>0.0022222222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35.011" calcext:value-type="float">
            <text:p>35.011</text:p>
          </table:table-cell>
        </table:table-row>
        <table:table-row table:style-name="ro1">
          <table:table-cell table:formula="of:=[sim_results_bubble_1ns.A74]" office:value-type="float" office:value="0.002222222222" calcext:value-type="float">
            <text:p>0.0022222222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35.028" calcext:value-type="float">
            <text:p>35.028</text:p>
          </table:table-cell>
        </table:table-row>
        <table:table-row table:style-name="ro1">
          <table:table-cell table:formula="of:=[sim_results_bubble_1ns.A75]" office:value-type="float" office:value="0.002222222222" calcext:value-type="float">
            <text:p>0.0022222222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35.17" calcext:value-type="float">
            <text:p>35.17</text:p>
          </table:table-cell>
        </table:table-row>
        <table:table-row table:style-name="ro1">
          <table:table-cell table:formula="of:=[sim_results_bubble_1ns.A76]" office:value-type="float" office:value="0.002222222222" calcext:value-type="float">
            <text:p>0.0022222222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35.215" calcext:value-type="float">
            <text:p>35.215</text:p>
          </table:table-cell>
        </table:table-row>
        <table:table-row table:style-name="ro1">
          <table:table-cell table:formula="of:=[sim_results_bubble_1ns.A77]" office:value-type="float" office:value="0.002222222222" calcext:value-type="float">
            <text:p>0.0022222222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35.425" calcext:value-type="float">
            <text:p>35.425</text:p>
          </table:table-cell>
        </table:table-row>
        <table:table-row table:style-name="ro1">
          <table:table-cell table:formula="of:=[sim_results_bubble_1ns.A78]" office:value-type="float" office:value="0.002222222222" calcext:value-type="float">
            <text:p>0.0022222222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35.527" calcext:value-type="float">
            <text:p>35.527</text:p>
          </table:table-cell>
        </table:table-row>
        <table:table-row table:style-name="ro1">
          <table:table-cell table:formula="of:=[sim_results_bubble_1ns.A79]" office:value-type="float" office:value="0.002222222222" calcext:value-type="float">
            <text:p>0.0022222222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35.799" calcext:value-type="float">
            <text:p>35.799</text:p>
          </table:table-cell>
        </table:table-row>
        <table:table-row table:style-name="ro1">
          <table:table-cell table:formula="of:=[sim_results_bubble_1ns.A80]" office:value-type="float" office:value="0.002222222222" calcext:value-type="float">
            <text:p>0.0022222222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36.258" calcext:value-type="float">
            <text:p>36.258</text:p>
          </table:table-cell>
        </table:table-row>
        <table:table-row table:style-name="ro1">
          <table:table-cell table:formula="of:=[sim_results_bubble_1ns.A81]" office:value-type="float" office:value="0.001818181818" calcext:value-type="float">
            <text:p>0.0018181818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82]" office:value-type="float" office:value="0.001818181818" calcext:value-type="float">
            <text:p>0.0018181818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35.062" calcext:value-type="float">
            <text:p>35.062</text:p>
          </table:table-cell>
        </table:table-row>
        <table:table-row table:style-name="ro1">
          <table:table-cell table:formula="of:=[sim_results_bubble_1ns.A83]" office:value-type="float" office:value="0.001818181818" calcext:value-type="float">
            <text:p>0.0018181818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35.104" calcext:value-type="float">
            <text:p>35.104</text:p>
          </table:table-cell>
        </table:table-row>
        <table:table-row table:style-name="ro1">
          <table:table-cell table:formula="of:=[sim_results_bubble_1ns.A84]" office:value-type="float" office:value="0.001818181818" calcext:value-type="float">
            <text:p>0.0018181818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85]" office:value-type="float" office:value="0.001818181818" calcext:value-type="float">
            <text:p>0.0018181818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35.291" calcext:value-type="float">
            <text:p>35.291</text:p>
          </table:table-cell>
        </table:table-row>
        <table:table-row table:style-name="ro1">
          <table:table-cell table:formula="of:=[sim_results_bubble_1ns.A86]" office:value-type="float" office:value="0.001818181818" calcext:value-type="float">
            <text:p>0.0018181818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35.215" calcext:value-type="float">
            <text:p>35.215</text:p>
          </table:table-cell>
        </table:table-row>
        <table:table-row table:style-name="ro1">
          <table:table-cell table:formula="of:=[sim_results_bubble_1ns.A87]" office:value-type="float" office:value="0.001818181818" calcext:value-type="float">
            <text:p>0.0018181818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35.388" calcext:value-type="float">
            <text:p>35.388</text:p>
          </table:table-cell>
        </table:table-row>
        <table:table-row table:style-name="ro1">
          <table:table-cell table:formula="of:=[sim_results_bubble_1ns.A88]" office:value-type="float" office:value="0.001818181818" calcext:value-type="float">
            <text:p>0.0018181818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35.63" calcext:value-type="float">
            <text:p>35.63</text:p>
          </table:table-cell>
        </table:table-row>
        <table:table-row table:style-name="ro1">
          <table:table-cell table:formula="of:=[sim_results_bubble_1ns.A89]" office:value-type="float" office:value="0.001818181818" calcext:value-type="float">
            <text:p>0.0018181818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35.803" calcext:value-type="float">
            <text:p>35.803</text:p>
          </table:table-cell>
        </table:table-row>
        <table:table-row table:style-name="ro1">
          <table:table-cell table:formula="of:=[sim_results_bubble_1ns.A90]" office:value-type="float" office:value="0.001818181818" calcext:value-type="float">
            <text:p>0.0018181818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36.038" calcext:value-type="float">
            <text:p>36.038</text:p>
          </table:table-cell>
        </table:table-row>
        <table:table-row table:style-name="ro1">
          <table:table-cell table:formula="of:=[sim_results_bubble_1ns.A91]" office:value-type="float" office:value="0.001428571429" calcext:value-type="float">
            <text:p>0.0014285714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33.769" calcext:value-type="float">
            <text:p>33.769</text:p>
          </table:table-cell>
        </table:table-row>
        <table:table-row table:style-name="ro1">
          <table:table-cell table:formula="of:=[sim_results_bubble_1ns.A92]" office:value-type="float" office:value="0.001428571429" calcext:value-type="float">
            <text:p>0.0014285714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33.803" calcext:value-type="float">
            <text:p>33.803</text:p>
          </table:table-cell>
        </table:table-row>
        <table:table-row table:style-name="ro1">
          <table:table-cell table:formula="of:=[sim_results_bubble_1ns.A93]" office:value-type="float" office:value="0.001428571429" calcext:value-type="float">
            <text:p>0.0014285714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33.873" calcext:value-type="float">
            <text:p>33.873</text:p>
          </table:table-cell>
        </table:table-row>
        <table:table-row table:style-name="ro1">
          <table:table-cell table:formula="of:=[sim_results_bubble_1ns.A94]" office:value-type="float" office:value="0.001428571429" calcext:value-type="float">
            <text:p>0.0014285714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33.795" calcext:value-type="float">
            <text:p>33.795</text:p>
          </table:table-cell>
        </table:table-row>
        <table:table-row table:style-name="ro1">
          <table:table-cell table:formula="of:=[sim_results_bubble_1ns.A95]" office:value-type="float" office:value="0.001428571429" calcext:value-type="float">
            <text:p>0.0014285714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34.004" calcext:value-type="float">
            <text:p>34.004</text:p>
          </table:table-cell>
        </table:table-row>
        <table:table-row table:style-name="ro1">
          <table:table-cell table:formula="of:=[sim_results_bubble_1ns.A96]" office:value-type="float" office:value="0.001428571429" calcext:value-type="float">
            <text:p>0.0014285714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33.838" calcext:value-type="float">
            <text:p>33.838</text:p>
          </table:table-cell>
        </table:table-row>
        <table:table-row table:style-name="ro1">
          <table:table-cell table:formula="of:=[sim_results_bubble_1ns.A97]" office:value-type="float" office:value="0.001428571429" calcext:value-type="float">
            <text:p>0.0014285714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34.048" calcext:value-type="float">
            <text:p>34.048</text:p>
          </table:table-cell>
        </table:table-row>
        <table:table-row table:style-name="ro1">
          <table:table-cell table:formula="of:=[sim_results_bubble_1ns.A98]" office:value-type="float" office:value="0.001428571429" calcext:value-type="float">
            <text:p>0.0014285714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34.336" calcext:value-type="float">
            <text:p>34.336</text:p>
          </table:table-cell>
        </table:table-row>
        <table:table-row table:style-name="ro1">
          <table:table-cell table:formula="of:=[sim_results_bubble_1ns.A99]" office:value-type="float" office:value="0.001428571429" calcext:value-type="float">
            <text:p>0.0014285714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34.572" calcext:value-type="float">
            <text:p>34.572</text:p>
          </table:table-cell>
        </table:table-row>
        <table:table-row table:style-name="ro1">
          <table:table-cell table:formula="of:=[sim_results_bubble_1ns.A100]" office:value-type="float" office:value="0.001428571429" calcext:value-type="float">
            <text:p>0.0014285714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34.913" calcext:value-type="float">
            <text:p>34.913</text:p>
          </table:table-cell>
        </table:table-row>
        <table:table-row table:style-name="ro1">
          <table:table-cell table:formula="of:=[sim_results_bubble_1ns.A101]" office:value-type="float" office:value="0.001176470588" calcext:value-type="float">
            <text:p>0.0011764706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34.539" calcext:value-type="float">
            <text:p>34.539</text:p>
          </table:table-cell>
        </table:table-row>
        <table:table-row table:style-name="ro1">
          <table:table-cell table:formula="of:=[sim_results_bubble_1ns.A102]" office:value-type="float" office:value="0.001176470588" calcext:value-type="float">
            <text:p>0.0011764706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34.581" calcext:value-type="float">
            <text:p>34.581</text:p>
          </table:table-cell>
        </table:table-row>
        <table:table-row table:style-name="ro1">
          <table:table-cell table:formula="of:=[sim_results_bubble_1ns.A103]" office:value-type="float" office:value="0.001176470588" calcext:value-type="float">
            <text:p>0.0011764706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34.602" calcext:value-type="float">
            <text:p>34.602</text:p>
          </table:table-cell>
        </table:table-row>
        <table:table-row table:style-name="ro1">
          <table:table-cell table:formula="of:=[sim_results_bubble_1ns.A104]" office:value-type="float" office:value="0.001176470588" calcext:value-type="float">
            <text:p>0.0011764706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34.476" calcext:value-type="float">
            <text:p>34.476</text:p>
          </table:table-cell>
        </table:table-row>
        <table:table-row table:style-name="ro1">
          <table:table-cell table:formula="of:=[sim_results_bubble_1ns.A105]" office:value-type="float" office:value="0.001176470588" calcext:value-type="float">
            <text:p>0.0011764706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34.749" calcext:value-type="float">
            <text:p>34.749</text:p>
          </table:table-cell>
        </table:table-row>
        <table:table-row table:style-name="ro1">
          <table:table-cell table:formula="of:=[sim_results_bubble_1ns.A106]" office:value-type="float" office:value="0.001176470588" calcext:value-type="float">
            <text:p>0.0011764706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34.665" calcext:value-type="float">
            <text:p>34.665</text:p>
          </table:table-cell>
        </table:table-row>
        <table:table-row table:style-name="ro1">
          <table:table-cell table:formula="of:=[sim_results_bubble_1ns.A107]" office:value-type="float" office:value="0.001176470588" calcext:value-type="float">
            <text:p>0.0011764706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34.874" calcext:value-type="float">
            <text:p>34.874</text:p>
          </table:table-cell>
        </table:table-row>
        <table:table-row table:style-name="ro1">
          <table:table-cell table:formula="of:=[sim_results_bubble_1ns.A108]" office:value-type="float" office:value="0.001176470588" calcext:value-type="float">
            <text:p>0.0011764706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35.136" calcext:value-type="float">
            <text:p>35.136</text:p>
          </table:table-cell>
        </table:table-row>
        <table:table-row table:style-name="ro1">
          <table:table-cell table:formula="of:=[sim_results_bubble_1ns.A109]" office:value-type="float" office:value="0.001176470588" calcext:value-type="float">
            <text:p>0.0011764706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35.304" calcext:value-type="float">
            <text:p>35.304</text:p>
          </table:table-cell>
        </table:table-row>
        <table:table-row table:style-name="ro1">
          <table:table-cell table:formula="of:=[sim_results_bubble_1ns.A110]" office:value-type="float" office:value="0.001176470588" calcext:value-type="float">
            <text:p>0.0011764706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35.733" calcext:value-type="float">
            <text:p>35.733</text:p>
          </table:table-cell>
        </table:table-row>
        <table:table-row table:style-name="ro1">
          <table:table-cell table:formula="of:=[sim_results_bubble_1ns.A111]" office:value-type="float" office:value="0.0009523809524" calcext:value-type="float">
            <text:p>0.000952381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35.876" calcext:value-type="float">
            <text:p>35.876</text:p>
          </table:table-cell>
        </table:table-row>
        <table:table-row table:style-name="ro1">
          <table:table-cell table:formula="of:=[sim_results_bubble_1ns.A112]" office:value-type="float" office:value="0.0009523809524" calcext:value-type="float">
            <text:p>0.000952381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35.993" calcext:value-type="float">
            <text:p>35.993</text:p>
          </table:table-cell>
        </table:table-row>
        <table:table-row table:style-name="ro1">
          <table:table-cell table:formula="of:=[sim_results_bubble_1ns.A113]" office:value-type="float" office:value="0.0009523809524" calcext:value-type="float">
            <text:p>0.000952381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35.98" calcext:value-type="float">
            <text:p>35.98</text:p>
          </table:table-cell>
        </table:table-row>
        <table:table-row table:style-name="ro1">
          <table:table-cell table:formula="of:=[sim_results_bubble_1ns.A114]" office:value-type="float" office:value="0.0009523809524" calcext:value-type="float">
            <text:p>0.000952381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35.85" calcext:value-type="float">
            <text:p>35.85</text:p>
          </table:table-cell>
        </table:table-row>
        <table:table-row table:style-name="ro1">
          <table:table-cell table:formula="of:=[sim_results_bubble_1ns.A115]" office:value-type="float" office:value="0.0009523809524" calcext:value-type="float">
            <text:p>0.000952381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36.176" calcext:value-type="float">
            <text:p>36.176</text:p>
          </table:table-cell>
        </table:table-row>
        <table:table-row table:style-name="ro1">
          <table:table-cell table:formula="of:=[sim_results_bubble_1ns.A116]" office:value-type="float" office:value="0.0009523809524" calcext:value-type="float">
            <text:p>0.000952381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35.98" calcext:value-type="float">
            <text:p>35.98</text:p>
          </table:table-cell>
        </table:table-row>
        <table:table-row table:style-name="ro1">
          <table:table-cell table:formula="of:=[sim_results_bubble_1ns.A117]" office:value-type="float" office:value="0.0009523809524" calcext:value-type="float">
            <text:p>0.000952381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36.255" calcext:value-type="float">
            <text:p>36.255</text:p>
          </table:table-cell>
        </table:table-row>
        <table:table-row table:style-name="ro1">
          <table:table-cell table:formula="of:=[sim_results_bubble_1ns.A118]" office:value-type="float" office:value="0.0009523809524" calcext:value-type="float">
            <text:p>0.000952381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36.464" calcext:value-type="float">
            <text:p>36.464</text:p>
          </table:table-cell>
        </table:table-row>
        <table:table-row table:style-name="ro1">
          <table:table-cell table:formula="of:=[sim_results_bubble_1ns.A119]" office:value-type="float" office:value="0.0009523809524" calcext:value-type="float">
            <text:p>0.000952381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36.621" calcext:value-type="float">
            <text:p>36.621</text:p>
          </table:table-cell>
        </table:table-row>
        <table:table-row table:style-name="ro1">
          <table:table-cell table:formula="of:=[sim_results_bubble_1ns.A120]" office:value-type="float" office:value="0.0009523809524" calcext:value-type="float">
            <text:p>0.000952381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sim_results_bubble_1ns.A1:sim_results_bubble_1ns.C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1:26:20.11926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11:31:44.548968555</dc:date>
    <meta:editing-duration>PT12M34S</meta:editing-duration>
    <meta:editing-cycles>9</meta:editing-cycles>
    <meta:document-statistic meta:table-count="2" meta:cell-count="1200" meta:object-count="0"/>
  </office:meta>
</office:document-meta>
</file>